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OpenSymbol" svg:font-family="Open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4" style:family="table-column">
      <style:table-column-properties style:column-width="2.2312in" style:use-optimal-column-width="false"/>
    </style:style>
    <style:style style:name="TableColumn5" style:family="table-column">
      <style:table-column-properties style:column-width="2.2305in" style:use-optimal-column-width="false"/>
    </style:style>
    <style:style style:name="TableColumn6" style:family="table-column">
      <style:table-column-properties style:column-width="2.2305in" style:use-optimal-column-width="false"/>
    </style:style>
    <style:style style:name="Table3" style:family="table">
      <style:table-properties style:width="6.692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TableColumn56" style:family="table-column">
      <style:table-column-properties style:column-width="0.5888in" style:use-optimal-column-width="false"/>
    </style:style>
    <style:style style:name="TableColumn57" style:family="table-column">
      <style:table-column-properties style:column-width="0.5902in" style:use-optimal-column-width="false"/>
    </style:style>
    <style:style style:name="TableColumn58" style:family="table-column">
      <style:table-column-properties style:column-width="0.4923in" style:use-optimal-column-width="false"/>
    </style:style>
    <style:style style:name="TableColumn59" style:family="table-column">
      <style:table-column-properties style:column-width="0.4923in" style:use-optimal-column-width="false"/>
    </style:style>
    <style:style style:name="TableColumn60" style:family="table-column">
      <style:table-column-properties style:column-width="3.9375in" style:use-optimal-column-width="false"/>
    </style:style>
    <style:style style:name="TableColumn61" style:family="table-column">
      <style:table-column-properties style:column-width="0.4923in" style:use-optimal-column-width="false"/>
    </style:style>
    <style:style style:name="TableColumn62" style:family="table-column">
      <style:table-column-properties style:column-width="0.5909in" style:use-optimal-column-width="false"/>
    </style:style>
    <style:style style:name="Table55" style:family="table">
      <style:table-properties style:width="7.1847in" fo:margin-left="0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ell67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68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69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70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77" style:parent-style-name="TableContents" style:family="paragraph">
      <style:text-properties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86" style:parent-style-name="TableContents" style:family="paragraph">
      <style:text-properties fo:font-size="10pt" style:font-size-asian="10pt" style:font-size-complex="10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95" style:parent-style-name="TableContents" style:family="paragraph">
      <style:text-properties fo:font-size="10pt" style:font-size-asian="10pt" style:font-size-complex="10pt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104" style:parent-style-name="TableContents" style:family="paragraph">
      <style:text-properties fo:font-size="10pt" style:font-size-asian="10pt" style:font-size-complex="10pt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paragraph-properties fo:break-before="page"/>
    </style:style>
    <style:style style:name="P10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0" style:parent-style-name="Absatz-Standardschriftart" style:family="text">
      <style:text-properties fo:font-weight="bold" style:font-weight-asian="bold" style:font-weight-complex="bold"/>
    </style:style>
    <style:style style:name="P111" style:parent-style-name="Standard" style:family="paragraph">
      <style:text-properties fo:hyphenate="true"/>
    </style:style>
    <style:style style:name="P112" style:parent-style-name="Standard" style:family="paragraph">
      <style:text-properties fo:hyphenate="true"/>
    </style:style>
    <style:style style:name="P113" style:parent-style-name="Standard" style:family="paragraph">
      <style:text-properties fo:hyphenate="true"/>
    </style:style>
    <style:style style:name="P114" style:parent-style-name="Standard" style:family="paragraph">
      <style:text-properties fo:language="en" fo:country="US" fo:hyphenate="true"/>
    </style:style>
    <style:style style:name="P115" style:parent-style-name="Standard" style:family="paragraph">
      <style:paragraph-properties fo:break-before="page"/>
      <style:text-properties fo:language="en" fo:country="US" fo:hyphenate="true"/>
    </style:style>
    <style:style style:name="P116" style:parent-style-name="Standard" style:family="paragraph">
      <style:text-properties fo:language="en" fo:country="US" fo:hyphenate="true"/>
    </style:style>
    <style:style style:name="P117" style:parent-style-name="Standard" style:family="paragraph">
      <style:text-properties fo:language="en" fo:country="US"/>
    </style:style>
    <style:style style:name="P11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119" style:parent-style-name="Standard" style:family="paragraph">
      <style:text-properties fo:language="en" fo:country="US"/>
    </style:style>
    <style:style style:name="P120" style:parent-style-name="Standard" style:family="paragraph">
      <style:text-properties fo:language="en" fo:country="US"/>
    </style:style>
    <style:style style:name="P121" style:parent-style-name="Standard" style:family="paragraph">
      <style:text-properties fo:language="en" fo:country="US"/>
    </style:style>
    <style:style style:name="P122" style:parent-style-name="Standard" style:family="paragraph">
      <style:text-properties fo:language="en" fo:country="US"/>
    </style:style>
    <style:style style:name="P123" style:parent-style-name="Standard" style:family="paragraph">
      <style:text-properties fo:language="en" fo:country="US"/>
    </style:style>
    <style:style style:name="P124" style:parent-style-name="Standard" style:family="paragraph">
      <style:text-properties fo:language="en" fo:country="US"/>
    </style:style>
    <style:style style:name="P125" style:parent-style-name="Standard" style:family="paragraph">
      <style:text-properties fo:language="en" fo:country="US"/>
    </style:style>
    <style:style style:name="T126" style:parent-style-name="Absatz-Standardschriftart" style:family="text">
      <style:text-properties fo:font-weight="bold" style:font-weight-asian="bold" style:font-weight-complex="bold"/>
    </style:style>
    <style:style style:name="T127" style:parent-style-name="Absatz-Standardschriftart" style:family="text">
      <style:text-properties fo:font-weight="bold" style:font-weight-asian="bold" style:font-weight-complex="bold"/>
    </style:style>
    <style:style style:name="P128" style:parent-style-name="Standard" style:family="paragraph">
      <style:paragraph-properties fo:break-before="page"/>
    </style:style>
    <style:style style:name="P12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0" style:parent-style-name="Standard" style:family="paragraph">
      <style:text-properties fo:font-weight="bold" style:font-weight-asian="bold" style:font-weight-complex="bold"/>
    </style:style>
    <style:style style:name="P131" style:parent-style-name="Standard" style:family="paragraph">
      <style:text-properties fo:language="en" fo:country="US"/>
    </style:style>
    <style:style style:name="P132" style:parent-style-name="Standard" style:family="paragraph">
      <style:text-properties fo:language="en" fo:country="US"/>
    </style:style>
    <style:style style:name="P133" style:parent-style-name="Standard" style:family="paragraph">
      <style:text-properties fo:language="en" fo:country="US"/>
    </style:style>
    <style:style style:name="P134" style:parent-style-name="Standard" style:family="paragraph">
      <style:text-properties fo:language="en" fo:country="US"/>
    </style:style>
    <style:style style:name="P135" style:parent-style-name="Standard" style:family="paragraph">
      <style:text-properties fo:language="en" fo:country="US"/>
    </style:style>
    <style:style style:name="P136" style:parent-style-name="Standard" style:family="paragraph">
      <style:text-properties fo:font-weight="bold" style:font-weight-asian="bold" style:font-weight-complex="bold"/>
    </style:style>
    <style:style style:name="P137" style:parent-style-name="Standard" style:family="paragraph">
      <style:text-properties fo:language="en" fo:country="US"/>
    </style:style>
    <style:style style:name="P138" style:parent-style-name="Standard" style:family="paragraph">
      <style:text-properties fo:language="en" fo:country="US"/>
    </style:style>
    <style:style style:name="P139" style:parent-style-name="Standard" style:family="paragraph">
      <style:text-properties fo:font-weight="bold" style:font-weight-asian="bold" style:font-weight-complex="bold" fo:language="en" fo:country="US"/>
    </style:style>
    <style:style style:name="P140" style:parent-style-name="Standard" style:family="paragraph">
      <style:text-properties fo:language="en" fo:country="US"/>
    </style:style>
    <style:style style:name="P141" style:parent-style-name="Standard" style:family="paragraph">
      <style:text-properties fo:language="en" fo:country="US"/>
    </style:style>
    <style:style style:name="P142" style:parent-style-name="Standard" style:family="paragraph">
      <style:text-properties fo:language="en" fo:country="US"/>
    </style:style>
    <style:style style:name="P143" style:parent-style-name="Standard" style:family="paragraph">
      <style:text-properties fo:language="en" fo:country="US"/>
    </style:style>
    <style:style style:name="P144" style:parent-style-name="Standard" style:family="paragraph">
      <style:text-properties fo:language="en" fo:country="US"/>
    </style:style>
    <style:style style:name="P145" style:parent-style-name="Standard" style:family="paragraph">
      <style:text-properties fo:language="en" fo:country="US"/>
    </style:style>
    <style:style style:name="P146" style:parent-style-name="Standard" style:family="paragraph">
      <style:text-properties fo:language="en" fo:country="US"/>
    </style:style>
    <style:style style:name="T147" style:parent-style-name="Absatz-Standardschriftart" style:family="text">
      <style:text-properties fo:language="en" fo:country="US"/>
    </style:style>
    <style:style style:name="P148" style:parent-style-name="Standard" style:family="paragraph">
      <style:text-properties fo:language="en" fo:country="US"/>
    </style:style>
    <style:style style:name="P149" style:parent-style-name="Standard" style:family="paragraph">
      <style:text-properties fo:language="en" fo:country="US"/>
    </style:style>
    <style:style style:name="P150" style:parent-style-name="Standard" style:family="paragraph">
      <style:text-properties fo:language="en" fo:country="US"/>
    </style:style>
    <style:style style:name="P151" style:parent-style-name="Standard" style:family="paragraph">
      <style:text-properties fo:language="en" fo:country="US"/>
    </style:style>
    <style:style style:name="P152" style:parent-style-name="Standard" style:family="paragraph">
      <style:text-properties fo:language="en" fo:country="US"/>
    </style:style>
    <style:style style:name="T153" style:parent-style-name="Absatz-Standardschriftart" style:family="text">
      <style:text-properties fo:font-weight="bold" style:font-weight-asian="bold" style:font-weight-complex="bold" fo:language="en" fo:country="US"/>
    </style:style>
    <style:style style:name="P154" style:parent-style-name="Standard" style:family="paragraph">
      <style:text-properties fo:language="en" fo:country="US"/>
    </style:style>
    <style:style style:name="P155" style:parent-style-name="Standard" style:family="paragraph">
      <style:text-properties fo:language="en" fo:country="US"/>
    </style:style>
    <style:style style:name="P156" style:parent-style-name="Standard" style:family="paragraph">
      <style:text-properties fo:font-weight="bold" style:font-weight-asian="bold" style:font-weight-complex="bold"/>
    </style:style>
    <style:style style:name="P157" style:parent-style-name="Standard" style:family="paragraph">
      <style:paragraph-properties fo:break-before="page"/>
    </style:style>
    <style:style style:name="P15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159" style:parent-style-name="Standard" style:family="paragraph">
      <style:text-properties fo:language="en" fo:country="US"/>
    </style:style>
    <style:style style:name="P160" style:parent-style-name="Standard" style:family="paragraph">
      <style:text-properties fo:language="en" fo:country="US"/>
    </style:style>
    <style:style style:name="P161" style:parent-style-name="Standard" style:family="paragraph">
      <style:text-properties fo:font-weight="bold" style:font-weight-asian="bold" style:font-weight-complex="bold" fo:language="en" fo:country="US"/>
    </style:style>
    <style:style style:name="P162" style:parent-style-name="Standard" style:family="paragraph">
      <style:text-properties fo:language="en" fo:country="US"/>
    </style:style>
    <style:style style:name="P163" style:parent-style-name="Standard" style:family="paragraph">
      <style:text-properties fo:language="en" fo:country="US"/>
    </style:style>
    <style:style style:name="P164" style:parent-style-name="Standard" style:family="paragraph">
      <style:text-properties fo:language="en" fo:country="US"/>
    </style:style>
    <style:style style:name="P165" style:parent-style-name="Standard" style:family="paragraph">
      <style:text-properties fo:language="en" fo:country="US"/>
    </style:style>
    <style:style style:name="P166" style:parent-style-name="Standard" style:family="paragraph">
      <style:text-properties fo:language="en" fo:country="US"/>
    </style:style>
    <style:style style:name="P167" style:parent-style-name="Standard" style:family="paragraph">
      <style:text-properties fo:language="en" fo:country="US"/>
    </style:style>
    <style:style style:name="P168" style:parent-style-name="Standard" style:family="paragraph">
      <style:text-properties fo:language="en" fo:country="US"/>
    </style:style>
    <style:style style:name="P169" style:parent-style-name="Standard" style:family="paragraph">
      <style:text-properties fo:font-weight="bold" style:font-weight-asian="bold" style:font-weight-complex="bold"/>
    </style:style>
    <style:style style:name="P170" style:parent-style-name="Standard" style:family="paragraph">
      <style:text-properties fo:language="en" fo:country="US"/>
    </style:style>
    <style:style style:name="P171" style:parent-style-name="Standard" style:family="paragraph">
      <style:text-properties fo:language="en" fo:country="US"/>
    </style:style>
    <style:style style:name="P172" style:parent-style-name="Standard" style:family="paragraph">
      <style:text-properties fo:language="en" fo:country="US"/>
    </style:style>
    <style:style style:name="P173" style:parent-style-name="Standard" style:family="paragraph">
      <style:text-properties fo:language="en" fo:country="US"/>
    </style:style>
    <style:style style:name="P174" style:parent-style-name="Standard" style:family="paragraph">
      <style:text-properties fo:font-weight="bold" style:font-weight-asian="bold" style:font-weight-complex="bold" fo:language="en" fo:country="US"/>
    </style:style>
    <style:style style:name="P175" style:parent-style-name="Standard" style:family="paragraph">
      <style:text-properties fo:language="en" fo:country="US"/>
    </style:style>
    <style:style style:name="P176" style:parent-style-name="Standard" style:family="paragraph">
      <style:text-properties fo:language="en" fo:country="US"/>
    </style:style>
    <style:style style:name="P177" style:parent-style-name="Standard" style:family="paragraph">
      <style:text-properties fo:language="en" fo:country="US"/>
    </style:style>
    <style:style style:name="P178" style:parent-style-name="Standard" style:family="paragraph">
      <style:text-properties fo:language="en" fo:country="US"/>
    </style:style>
    <style:style style:name="P179" style:parent-style-name="Standard" style:family="paragraph">
      <style:text-properties fo:language="en" fo:country="US"/>
    </style:style>
    <style:style style:name="P180" style:parent-style-name="Standard" style:family="paragraph">
      <style:text-properties fo:language="en" fo:country="US"/>
    </style:style>
    <style:style style:name="T181" style:parent-style-name="Absatz-Standardschriftart" style:family="text">
      <style:text-properties fo:language="en" fo:country="US"/>
    </style:style>
    <style:style style:name="T182" style:parent-style-name="Absatz-Standardschriftart" style:family="text">
      <style:text-properties fo:font-weight="bold" style:font-weight-asian="bold" style:font-weight-complex="bold"/>
    </style:style>
    <style:style style:name="P183" style:parent-style-name="Standard" style:family="paragraph">
      <style:paragraph-properties fo:break-before="page"/>
    </style:style>
    <style:style style:name="P184" style:parent-style-name="Standard" style:family="paragraph">
      <style:text-properties fo:language="en" fo:country="US"/>
    </style:style>
    <style:style style:name="P185" style:parent-style-name="Standard" style:family="paragraph">
      <style:text-properties fo:language="en" fo:country="US"/>
    </style:style>
    <style:style style:name="P186" style:parent-style-name="Standard" style:family="paragraph">
      <style:text-properties fo:language="en" fo:country="US"/>
    </style:style>
    <style:style style:name="P187" style:parent-style-name="Standard" style:family="paragraph">
      <style:text-properties fo:language="en" fo:country="US"/>
    </style:style>
    <style:style style:name="P188" style:parent-style-name="Standard" style:family="paragraph">
      <style:text-properties fo:language="en" fo:country="US"/>
    </style:style>
    <style:style style:name="P189" style:parent-style-name="Standard" style:family="paragraph">
      <style:text-properties fo:language="en" fo:country="US"/>
    </style:style>
    <style:style style:name="P190" style:parent-style-name="Standard" style:family="paragraph">
      <style:text-properties fo:language="en" fo:country="US"/>
    </style:style>
    <style:style style:name="P191" style:parent-style-name="Standard" style:family="paragraph">
      <style:paragraph-properties fo:break-before="page"/>
      <style:text-properties fo:language="en" fo:country="US" fo:hyphenate="true"/>
    </style:style>
    <style:style style:name="TableColumn193" style:family="table-column">
      <style:table-column-properties style:column-width="1.0798in" style:use-optimal-column-width="false"/>
    </style:style>
    <style:style style:name="TableColumn194" style:family="table-column">
      <style:table-column-properties style:column-width="1.2791in" style:use-optimal-column-width="false"/>
    </style:style>
    <style:style style:name="TableColumn195" style:family="table-column">
      <style:table-column-properties style:column-width="0.9131in" style:use-optimal-column-width="false"/>
    </style:style>
    <style:style style:name="TableColumn196" style:family="table-column">
      <style:table-column-properties style:column-width="1.4493in" style:use-optimal-column-width="false"/>
    </style:style>
    <style:style style:name="TableColumn197" style:family="table-column">
      <style:table-column-properties style:column-width="1.9638in" style:use-optimal-column-width="false"/>
    </style:style>
    <style:style style:name="Table192" style:family="table">
      <style:table-properties style:width="6.6854in" fo:margin-left="0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text-properties fo:font-size="10pt" style:font-size-asian="10pt" style:font-size-complex="10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tandard" style:family="paragraph">
      <style:text-properties fo:font-size="10pt" style:font-size-asian="10pt" style:font-size-complex="10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Standard" style:family="paragraph">
      <style:text-properties fo:font-size="10pt" style:font-size-asian="10pt" style:font-size-complex="10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text-properties fo:font-size="10pt" style:font-size-asian="10pt" style:font-size-complex="10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text-properties fo:font-size="10pt" style:font-size-asian="10pt" style:font-size-complex="10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text-properties fo:font-size="10pt" style:font-size-asian="10pt" style:font-size-complex="10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text-properties fo:font-size="10pt" style:font-size-asian="10pt" style:font-size-complex="10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text-properties fo:font-size="10pt" style:font-size-asian="10pt" style:font-size-complex="10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text-properties fo:font-size="10pt" style:font-size-asian="10pt" style:font-size-complex="10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text-properties fo:font-size="10pt" style:font-size-asian="10pt" style:font-size-complex="10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text-properties fo:font-size="10pt" style:font-size-asian="10pt" style:font-size-complex="10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rd" style:family="paragraph">
      <style:text-properties fo:font-size="10pt" style:font-size-asian="10pt" style:font-size-complex="10p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Standard" style:family="paragraph">
      <style:text-properties fo:font-size="10pt" style:font-size-asian="10pt" style:font-size-complex="10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text-properties fo:font-size="10pt" style:font-size-asian="10pt" style:font-size-complex="10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text-properties fo:font-size="10pt" style:font-size-asian="10pt" style:font-size-complex="10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text-properties fo:font-size="10pt" style:font-size-asian="10pt" style:font-size-complex="10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rd" style:family="paragraph">
      <style:text-properties fo:font-size="10pt" style:font-size-asian="10pt" style:font-size-complex="10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text-properties fo:font-size="10pt" style:font-size-asian="10pt" style:font-size-complex="10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Standard" style:family="paragraph">
      <style:text-properties fo:font-size="10pt" style:font-size-asian="10pt" style:font-size-complex="10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text-properties fo:font-size="10pt" style:font-size-asian="10pt" style:font-size-complex="10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Standard" style:family="paragraph">
      <style:text-properties fo:font-size="10pt" style:font-size-asian="10pt" style:font-size-complex="10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rd" style:family="paragraph">
      <style:text-properties fo:font-size="10pt" style:font-size-asian="10pt" style:font-size-complex="10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text-properties fo:font-size="10pt" style:font-size-asian="10pt" style:font-size-complex="10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Standard" style:family="paragraph">
      <style:text-properties fo:font-size="10pt" style:font-size-asian="10pt" style:font-size-complex="10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tandard" style:family="paragraph">
      <style:text-properties fo:font-size="10pt" style:font-size-asian="10pt" style:font-size-complex="10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Standard" style:family="paragraph">
      <style:text-properties fo:font-size="10pt" style:font-size-asian="10pt" style:font-size-complex="10pt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Standard" style:family="paragraph">
      <style:text-properties fo:font-size="10pt" style:font-size-asian="10pt" style:font-size-complex="10pt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Standard" style:family="paragraph">
      <style:text-properties fo:font-size="10pt" style:font-size-asian="10pt" style:font-size-complex="10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Standard" style:family="paragraph">
      <style:text-properties fo:font-size="10pt" style:font-size-asian="10pt" style:font-size-complex="10pt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Standard" style:family="paragraph">
      <style:text-properties fo:font-size="10pt" style:font-size-asian="10pt" style:font-size-complex="10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Standard" style:family="paragraph">
      <style:text-properties fo:font-size="10pt" style:font-size-asian="10pt" style:font-size-complex="10pt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text-properties fo:font-size="10pt" style:font-size-asian="10pt" style:font-size-complex="10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Standard" style:family="paragraph">
      <style:text-properties fo:font-size="10pt" style:font-size-asian="10pt" style:font-size-complex="10pt"/>
    </style:style>
    <style:style style:name="P271" style:parent-style-name="Standard" style:family="paragraph">
      <style:text-properties fo:font-size="10pt" style:font-size-asian="10pt" style:font-size-complex="10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rd" style:family="paragraph">
      <style:text-properties fo:font-size="10pt" style:font-size-asian="10pt" style:font-size-complex="10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rd" style:family="paragraph">
      <style:text-properties fo:font-size="10pt" style:font-size-asian="10pt" style:font-size-complex="10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text-properties fo:font-size="10pt" style:font-size-asian="10pt" style:font-size-complex="10pt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Standard" style:family="paragraph">
      <style:text-properties fo:font-size="10pt" style:font-size-asian="10pt" style:font-size-complex="10pt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Standard" style:family="paragraph">
      <style:text-properties fo:font-size="10pt" style:font-size-asian="10pt" style:font-size-complex="10pt" fo:language="en" fo:country="US"/>
    </style:style>
    <style:style style:name="P283" style:parent-style-name="Standard" style:family="paragraph">
      <style:text-properties fo:font-size="10pt" style:font-size-asian="10pt" style:font-size-complex="10pt" fo:language="en" fo:country="US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Standard" style:family="paragraph">
      <style:text-properties fo:font-size="10pt" style:font-size-asian="10pt" style:font-size-complex="10pt" fo:language="en" fo:country="US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Standard" style:family="paragraph">
      <style:text-properties fo:font-size="10pt" style:font-size-asian="10pt" style:font-size-complex="10pt" fo:language="en" fo:country="US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rd" style:family="paragraph">
      <style:text-properties fo:font-size="10pt" style:font-size-asian="10pt" style:font-size-complex="10pt" fo:language="en" fo:country="US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Standard" style:family="paragraph">
      <style:text-properties fo:font-size="10pt" style:font-size-asian="10pt" style:font-size-complex="10pt" fo:language="en" fo:country="US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Standard" style:family="paragraph">
      <style:text-properties fo:font-size="10pt" style:font-size-asian="10pt" style:font-size-complex="10pt" fo:language="en" fo:country="US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rd" style:family="paragraph">
      <style:text-properties fo:font-size="10pt" style:font-size-asian="10pt" style:font-size-complex="10pt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tandard" style:family="paragraph">
      <style:text-properties fo:font-size="10pt" style:font-size-asian="10pt" style:font-size-complex="10pt" fo:language="en" fo:country="US"/>
    </style:style>
    <style:style style:name="P300" style:parent-style-name="Standard" style:family="paragraph">
      <style:text-properties fo:font-size="10pt" style:font-size-asian="10pt" style:font-size-complex="10pt" fo:language="en" fo:country="US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Standard" style:family="paragraph">
      <style:text-properties fo:font-size="10pt" style:font-size-asian="10pt" style:font-size-complex="10pt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rd" style:family="paragraph">
      <style:text-properties fo:font-size="10pt" style:font-size-asian="10pt" style:font-size-complex="10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Standard" style:family="paragraph">
      <style:text-properties fo:font-size="10pt" style:font-size-asian="10pt" style:font-size-complex="10pt"/>
    </style:style>
    <style:style style:name="T307" style:parent-style-name="Absatz-Standardschriftart" style:family="text">
      <style:text-properties fo:font-size="10pt" style:font-size-asian="10pt" style:font-size-complex="10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Standard" style:family="paragraph">
      <style:text-properties fo:font-size="10pt" style:font-size-asian="10pt" style:font-size-complex="10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tandard" style:family="paragraph">
      <style:text-properties fo:font-size="10pt" style:font-size-asian="10pt" style:font-size-complex="10pt" fo:language="en" fo:country="US"/>
    </style:style>
    <style:style style:name="P313" style:parent-style-name="Standard" style:family="paragraph">
      <style:text-properties fo:font-size="10pt" style:font-size-asian="10pt" style:font-size-complex="10pt" fo:language="en" fo:country="US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Standard" style:family="paragraph">
      <style:text-properties fo:font-size="10pt" style:font-size-asian="10pt" style:font-size-complex="10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Standard" style:family="paragraph">
      <style:text-properties fo:font-size="10pt" style:font-size-asian="10pt" style:font-size-complex="10pt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Standard" style:family="paragraph">
      <style:text-properties fo:font-size="10pt" style:font-size-asian="10pt" style:font-size-complex="10pt" fo:language="en" fo:country="US"/>
    </style:style>
    <style:style style:name="P320" style:parent-style-name="Standard" style:family="paragraph">
      <style:text-properties fo:font-size="10pt" style:font-size-asian="10pt" style:font-size-complex="10pt" fo:language="en" fo:country="US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Standard" style:family="paragraph">
      <style:text-properties fo:font-size="10pt" style:font-size-asian="10pt" style:font-size-complex="10pt" fo:language="en" fo:country="US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Standard" style:family="paragraph">
      <style:text-properties fo:font-size="10pt" style:font-size-asian="10pt" style:font-size-complex="10pt" fo:language="en" fo:country="US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Standard" style:family="paragraph">
      <style:text-properties fo:font-size="10pt" style:font-size-asian="10pt" style:font-size-complex="10pt" fo:language="en" fo:country="US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Standard" style:family="paragraph">
      <style:text-properties fo:font-size="10pt" style:font-size-asian="10pt" style:font-size-complex="10pt" fo:language="en" fo:country="US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Standard" style:family="paragraph">
      <style:text-properties fo:font-size="10pt" style:font-size-asian="10pt" style:font-size-complex="10pt" fo:language="en" fo:country="US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Standard" style:family="paragraph">
      <style:text-properties fo:font-size="10pt" style:font-size-asian="10pt" style:font-size-complex="10pt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Standard" style:family="paragraph">
      <style:text-properties fo:font-size="10pt" style:font-size-asian="10pt" style:font-size-complex="10pt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Standard" style:family="paragraph">
      <style:text-properties fo:font-size="10pt" style:font-size-asian="10pt" style:font-size-complex="10pt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Standard" style:family="paragraph">
      <style:text-properties fo:font-size="10pt" style:font-size-asian="10pt" style:font-size-complex="10pt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Standard" style:family="paragraph">
      <style:text-properties fo:font-size="10pt" style:font-size-asian="10pt" style:font-size-complex="10pt" fo:language="en" fo:country="US"/>
    </style:style>
    <style:style style:name="P343" style:parent-style-name="Standard" style:family="paragraph">
      <style:text-properties fo:font-size="10pt" style:font-size-asian="10pt" style:font-size-complex="10pt" fo:language="en" fo:country="US"/>
    </style:style>
    <style:style style:name="P344" style:parent-style-name="Standard" style:family="paragraph">
      <style:text-properties fo:font-size="10pt" style:font-size-asian="10pt" style:font-size-complex="10pt" fo:language="en" fo:country="US"/>
    </style:style>
    <style:style style:name="P345" style:parent-style-name="Standard" style:family="paragraph">
      <style:text-properties fo:font-size="10pt" style:font-size-asian="10pt" style:font-size-complex="10pt" fo:language="en" fo:country="US"/>
    </style:style>
    <style:style style:name="P346" style:parent-style-name="Standard" style:family="paragraph">
      <style:text-properties fo:font-size="10pt" style:font-size-asian="10pt" style:font-size-complex="10pt" fo:language="en" fo:country="US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Standard" style:family="paragraph">
      <style:text-properties fo:font-size="10pt" style:font-size-asian="10pt" style:font-size-complex="10pt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Standard" style:family="paragraph">
      <style:text-properties fo:font-size="10pt" style:font-size-asian="10pt" style:font-size-complex="10pt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Standard" style:family="paragraph">
      <style:text-properties fo:font-size="10pt" style:font-size-asian="10pt" style:font-size-complex="10pt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Standard" style:family="paragraph">
      <style:text-properties fo:font-size="10pt" style:font-size-asian="10pt" style:font-size-complex="10pt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Standard" style:family="paragraph">
      <style:text-properties fo:font-size="10pt" style:font-size-asian="10pt" style:font-size-complex="10pt" fo:language="en" fo:country="US"/>
    </style:style>
    <style:style style:name="P358" style:parent-style-name="Standard" style:family="paragraph">
      <style:text-properties fo:font-size="10pt" style:font-size-asian="10pt" style:font-size-complex="10pt" fo:language="en" fo:country="US"/>
    </style:style>
    <style:style style:name="P359" style:parent-style-name="Standard" style:family="paragraph">
      <style:text-properties fo:font-size="10pt" style:font-size-asian="10pt" style:font-size-complex="10pt" fo:language="en" fo:country="US"/>
    </style:style>
    <style:style style:name="P360" style:parent-style-name="Standard" style:family="paragraph">
      <style:text-properties fo:font-size="10pt" style:font-size-asian="10pt" style:font-size-complex="10pt" fo:language="en" fo:country="US"/>
    </style:style>
    <style:style style:name="P361" style:parent-style-name="Standard" style:family="paragraph">
      <style:text-properties fo:font-size="10pt" style:font-size-asian="10pt" style:font-size-complex="10pt" fo:language="en" fo:country="US"/>
    </style:style>
    <style:style style:name="P362" style:parent-style-name="Standard" style:family="paragraph">
      <style:text-properties fo:font-size="10pt" style:font-size-asian="10pt" style:font-size-complex="10pt" fo:language="en" fo:country="US"/>
    </style:style>
    <style:style style:name="P363" style:parent-style-name="Standard" style:family="paragraph">
      <style:text-properties fo:language="en" fo:country="US"/>
    </style:style>
    <style:style style:name="P364" style:parent-style-name="Standard" style:family="paragraph">
      <style:text-properties fo:language="en" fo:country="US"/>
    </style:style>
    <style:style style:name="P365" style:parent-style-name="Standard" style:family="paragraph">
      <style:paragraph-properties fo:break-before="page"/>
      <style:text-properties fo:hyphenate="true"/>
    </style:style>
    <style:style style:name="P366" style:parent-style-name="Normal" style:family="paragraph">
      <style:paragraph-properties fo:text-align="center"/>
    </style:style>
    <style:style style:name="T367" style:parent-style-name="DefaultParagraphFont" style:family="text">
      <style:text-properties fo:color="#000000"/>
    </style:style>
    <style:style style:name="P368" style:parent-style-name="Normal" style:family="paragraph">
      <style:paragraph-properties fo:text-align="center"/>
    </style:style>
    <style:style style:name="T369" style:parent-style-name="DefaultParagraphFont" style:family="text">
      <style:text-properties fo:color="#000000" fo:font-size="8pt" style:font-size-asian="8pt" style:font-size-complex="8pt"/>
    </style:style>
    <style:style style:name="P370" style:parent-style-name="Normal" style:family="paragraph">
      <style:paragraph-properties fo:text-align="center"/>
    </style:style>
    <style:style style:name="T371" style:parent-style-name="DefaultParagraphFont" style:family="text">
      <style:text-properties fo:color="#000000" fo:font-size="8pt" style:font-size-asian="8pt" style:font-size-complex="8pt"/>
    </style:style>
    <style:style style:name="P372" style:parent-style-name="Normal" style:family="paragraph">
      <style:paragraph-properties fo:text-align="center"/>
    </style:style>
    <style:style style:name="T373" style:parent-style-name="DefaultParagraphFont" style:family="text">
      <style:text-properties fo:color="#000000" fo:font-size="8pt" style:font-size-asian="8pt" style:font-size-complex="8pt"/>
    </style:style>
    <style:style style:name="P374" style:parent-style-name="Normal" style:family="paragraph">
      <style:paragraph-properties fo:text-align="center"/>
    </style:style>
    <style:style style:name="T375" style:parent-style-name="DefaultParagraphFont" style:family="text">
      <style:text-properties fo:color="#000000" fo:font-size="8pt" style:font-size-asian="8pt" style:font-size-complex="8pt"/>
    </style:style>
    <style:style style:name="P376" style:parent-style-name="Normal" style:family="paragraph">
      <style:paragraph-properties fo:text-align="center"/>
    </style:style>
    <style:style style:name="T377" style:parent-style-name="DefaultParagraphFont" style:family="text">
      <style:text-properties fo:color="#000000" fo:font-size="8pt" style:font-size-asian="8pt" style:font-size-complex="8pt"/>
    </style:style>
    <style:style style:name="P378" style:parent-style-name="Normal" style:family="paragraph">
      <style:paragraph-properties fo:text-align="center"/>
    </style:style>
    <style:style style:name="T379" style:parent-style-name="DefaultParagraphFont" style:family="text">
      <style:text-properties fo:color="#000000" fo:font-size="8pt" style:font-size-asian="8pt" style:font-size-complex="8pt"/>
    </style:style>
    <style:style style:name="P380" style:parent-style-name="Normal" style:family="paragraph">
      <style:paragraph-properties fo:text-align="center"/>
    </style:style>
    <style:style style:name="T381" style:parent-style-name="DefaultParagraphFont" style:family="text">
      <style:text-properties fo:color="#000000" fo:font-size="8pt" style:font-size-asian="8pt" style:font-size-complex="8pt"/>
    </style:style>
    <style:style style:name="P382" style:parent-style-name="Normal" style:family="paragraph">
      <style:paragraph-properties fo:text-align="center"/>
    </style:style>
    <style:style style:name="T383" style:parent-style-name="DefaultParagraphFont" style:family="text">
      <style:text-properties fo:color="#000000" fo:font-size="8pt" style:font-size-asian="8pt" style:font-size-complex="8pt"/>
    </style:style>
    <style:style style:name="P384" style:parent-style-name="Normal" style:family="paragraph">
      <style:paragraph-properties fo:text-align="center"/>
    </style:style>
    <style:style style:name="T385" style:parent-style-name="DefaultParagraphFont" style:family="text">
      <style:text-properties fo:color="#000000" fo:font-size="8pt" style:font-size-asian="8pt" style:font-size-complex="8pt"/>
    </style:style>
    <style:style style:name="P386" style:parent-style-name="Normal" style:family="paragraph">
      <style:paragraph-properties fo:text-align="center"/>
    </style:style>
    <style:style style:name="T387" style:parent-style-name="DefaultParagraphFont" style:family="text">
      <style:text-properties fo:color="#000000" fo:font-size="8pt" style:font-size-asian="8pt" style:font-size-complex="8pt"/>
    </style:style>
    <style:style style:name="P388" style:parent-style-name="Normal" style:family="paragraph">
      <style:paragraph-properties fo:text-align="center"/>
    </style:style>
    <style:style style:name="T389" style:parent-style-name="DefaultParagraphFont" style:family="text">
      <style:text-properties fo:color="#000000" fo:font-size="8pt" style:font-size-asian="8pt" style:font-size-complex="8pt"/>
    </style:style>
    <style:style style:name="P390" style:parent-style-name="Normal" style:family="paragraph">
      <style:paragraph-properties fo:text-align="center"/>
    </style:style>
    <style:style style:name="T391" style:parent-style-name="DefaultParagraphFont" style:family="text">
      <style:text-properties fo:color="#000000"/>
    </style:style>
    <style:style style:name="P392" style:parent-style-name="Normal" style:family="paragraph">
      <style:paragraph-properties fo:text-align="center"/>
    </style:style>
    <style:style style:name="T393" style:parent-style-name="DefaultParagraphFont" style:family="text">
      <style:text-properties fo:color="#000000" fo:font-size="8pt" style:font-size-asian="8pt" style:font-size-complex="8pt"/>
    </style:style>
    <style:style style:name="P394" style:parent-style-name="Normal" style:family="paragraph">
      <style:paragraph-properties fo:text-align="center"/>
    </style:style>
    <style:style style:name="T395" style:parent-style-name="DefaultParagraphFont" style:family="text">
      <style:text-properties fo:color="#000000" fo:font-size="8pt" style:font-size-asian="8pt" style:font-size-complex="8pt"/>
    </style:style>
    <style:style style:name="P396" style:parent-style-name="Normal" style:family="paragraph">
      <style:paragraph-properties fo:text-align="center"/>
    </style:style>
    <style:style style:name="T397" style:parent-style-name="DefaultParagraphFont" style:family="text">
      <style:text-properties fo:color="#000000" fo:font-size="8pt" style:font-size-asian="8pt" style:font-size-complex="8pt"/>
    </style:style>
    <style:style style:name="T398" style:parent-style-name="DefaultParagraphFont" style:family="text">
      <style:text-properties fo:color="#000000" fo:font-size="8pt" style:font-size-asian="8pt" style:font-size-complex="8pt"/>
    </style:style>
    <style:style style:name="P399" style:parent-style-name="Normal" style:family="paragraph">
      <style:paragraph-properties fo:text-align="center"/>
    </style:style>
    <style:style style:name="T400" style:parent-style-name="DefaultParagraphFont" style:family="text">
      <style:text-properties fo:color="#000000" fo:font-size="8pt" style:font-size-asian="8pt" style:font-size-complex="8pt"/>
    </style:style>
    <style:style style:name="P401" style:parent-style-name="Normal" style:family="paragraph">
      <style:paragraph-properties fo:text-align="center"/>
    </style:style>
    <style:style style:name="T402" style:parent-style-name="DefaultParagraphFont" style:family="text">
      <style:text-properties fo:color="#000000" fo:font-size="8pt" style:font-size-asian="8pt" style:font-size-complex="8pt"/>
    </style:style>
    <style:style style:name="P403" style:parent-style-name="Normal" style:family="paragraph">
      <style:paragraph-properties fo:text-align="center"/>
    </style:style>
    <style:style style:name="T404" style:parent-style-name="DefaultParagraphFont" style:family="text">
      <style:text-properties fo:color="#000000" fo:font-size="8pt" style:font-size-asian="8pt" style:font-size-complex="8pt"/>
    </style:style>
    <style:style style:name="P405" style:parent-style-name="Normal" style:family="paragraph">
      <style:paragraph-properties fo:text-align="center"/>
    </style:style>
    <style:style style:name="T406" style:parent-style-name="DefaultParagraphFont" style:family="text">
      <style:text-properties fo:color="#000000" fo:font-size="8pt" style:font-size-asian="8pt" style:font-size-complex="8pt"/>
    </style:style>
    <style:style style:name="P407" style:parent-style-name="Normal" style:family="paragraph">
      <style:paragraph-properties fo:text-align="center"/>
    </style:style>
    <style:style style:name="T408" style:parent-style-name="DefaultParagraphFont" style:family="text">
      <style:text-properties fo:color="#000000" fo:font-size="8pt" style:font-size-asian="8pt" style:font-size-complex="8pt"/>
    </style:style>
    <style:style style:name="P409" style:parent-style-name="Normal" style:family="paragraph">
      <style:paragraph-properties fo:text-align="center"/>
    </style:style>
    <style:style style:name="T410" style:parent-style-name="DefaultParagraphFont" style:family="text">
      <style:text-properties fo:color="#000000" fo:font-size="8pt" style:font-size-asian="8pt" style:font-size-complex="8pt"/>
    </style:style>
    <style:style style:name="P411" style:parent-style-name="Normal" style:family="paragraph">
      <style:paragraph-properties fo:break-before="page"/>
    </style:style>
    <style:style style:name="P412" style:parent-style-name="Normal" style:family="paragraph">
      <style:paragraph-properties fo:text-align="center"/>
      <style:text-properties fo:color="#000000" fo:font-size="8pt" style:font-size-asian="8pt" style:font-size-complex="8pt"/>
    </style:style>
    <style:style style:name="P413" style:parent-style-name="Normal" style:family="paragraph">
      <style:paragraph-properties fo:text-align="center"/>
    </style:style>
    <style:style style:name="P414" style:parent-style-name="Normal" style:family="paragraph">
      <style:paragraph-properties fo:text-align="center"/>
      <style:text-properties fo:color="#000000" fo:font-size="8pt" style:font-size-asian="8pt" style:font-size-complex="8pt"/>
    </style:style>
    <style:style style:name="P415" style:parent-style-name="Normal" style:family="paragraph">
      <style:paragraph-properties fo:text-align="center"/>
    </style:style>
    <style:style style:name="P416" style:parent-style-name="Normal" style:family="paragraph">
      <style:paragraph-properties fo:text-align="center"/>
      <style:text-properties fo:color="#000000" fo:font-size="8pt" style:font-size-asian="8pt" style:font-size-complex="8pt"/>
    </style:style>
    <style:style style:name="P417" style:parent-style-name="Normal" style:family="paragraph">
      <style:paragraph-properties fo:text-align="center"/>
    </style:style>
    <style:style style:name="P418" style:parent-style-name="Normal" style:family="paragraph">
      <style:paragraph-properties fo:text-align="center"/>
      <style:text-properties fo:color="#000000" fo:font-size="8pt" style:font-size-asian="8pt" style:font-size-complex="8pt"/>
    </style:style>
    <style:style style:name="P419" style:parent-style-name="Normal" style:family="paragraph">
      <style:paragraph-properties fo:text-align="center"/>
    </style:style>
    <style:style style:name="P420" style:parent-style-name="Normal" style:family="paragraph">
      <style:paragraph-properties fo:text-align="center"/>
      <style:text-properties fo:color="#000000" fo:font-size="8pt" style:font-size-asian="8pt" style:font-size-complex="8pt"/>
    </style:style>
    <style:style style:name="P421" style:parent-style-name="Normal" style:family="paragraph">
      <style:paragraph-properties fo:text-align="center"/>
    </style:style>
    <style:style style:name="P422" style:parent-style-name="Normal" style:family="paragraph">
      <style:paragraph-properties fo:text-align="center"/>
      <style:text-properties fo:color="#000000" fo:font-size="8pt" style:font-size-asian="8pt" style:font-size-complex="8pt"/>
    </style:style>
    <style:style style:name="P423" style:parent-style-name="Normal" style:family="paragraph">
      <style:paragraph-properties fo:text-align="center"/>
    </style:style>
    <style:style style:name="P424" style:parent-style-name="Normal" style:family="paragraph">
      <style:paragraph-properties fo:text-align="center"/>
      <style:text-properties fo:color="#002060" fo:font-size="8pt" style:font-size-asian="8pt" style:font-size-complex="8pt"/>
    </style:style>
    <style:style style:name="P425" style:parent-style-name="Normal" style:family="paragraph">
      <style:paragraph-properties fo:text-align="center"/>
      <style:text-properties fo:color="#000000" fo:font-size="8pt" style:font-size-asian="8pt" style:font-size-complex="8pt"/>
    </style:style>
    <style:style style:name="P426" style:parent-style-name="Normal" style:family="paragraph">
      <style:paragraph-properties fo:text-align="center"/>
      <style:text-properties fo:color="#000000" fo:font-size="8pt" style:font-size-asian="8pt" style:font-size-complex="8pt"/>
    </style:style>
    <style:style style:name="P427" style:parent-style-name="Normal" style:family="paragraph">
      <style:paragraph-properties fo:text-align="center"/>
      <style:text-properties fo:color="#000000" fo:font-size="8pt" style:font-size-asian="8pt" style:font-size-complex="8pt"/>
    </style:style>
    <style:style style:name="P428" style:parent-style-name="Normal" style:family="paragraph">
      <style:paragraph-properties fo:text-align="center"/>
    </style:style>
    <style:style style:name="T429" style:parent-style-name="DefaultParagraphFont" style:family="text">
      <style:text-properties fo:color="#000000" fo:font-size="8pt" style:font-size-asian="8pt" style:font-size-complex="8pt"/>
    </style:style>
    <style:style style:name="P430" style:parent-style-name="Normal" style:family="paragraph">
      <style:paragraph-properties fo:text-align="center"/>
    </style:style>
    <style:style style:name="T431" style:parent-style-name="DefaultParagraphFont" style:family="text">
      <style:text-properties fo:color="#000000" fo:font-size="8pt" style:font-size-asian="8pt" style:font-size-complex="8pt"/>
    </style:style>
    <style:style style:name="P432" style:parent-style-name="Normal" style:family="paragraph">
      <style:paragraph-properties fo:text-align="center"/>
    </style:style>
    <style:style style:name="T433" style:parent-style-name="DefaultParagraphFont" style:family="text">
      <style:text-properties fo:color="#000000" fo:font-size="8pt" style:font-size-asian="8pt" style:font-size-complex="8pt"/>
    </style:style>
    <style:style style:name="P434" style:parent-style-name="Normal" style:family="paragraph">
      <style:paragraph-properties fo:text-align="center"/>
    </style:style>
    <style:style style:name="T435" style:parent-style-name="DefaultParagraphFont" style:family="text">
      <style:text-properties fo:color="#000000" fo:font-size="8pt" style:font-size-asian="8pt" style:font-size-complex="8pt"/>
    </style:style>
    <style:style style:name="P436" style:parent-style-name="Normal" style:family="paragraph">
      <style:paragraph-properties fo:text-align="center"/>
      <style:text-properties fo:color="#000000" fo:font-size="8pt" style:font-size-asian="8pt" style:font-size-complex="8pt"/>
    </style:style>
    <style:style style:name="P437" style:parent-style-name="Normal" style:family="paragraph">
      <style:paragraph-properties fo:text-align="center"/>
      <style:text-properties fo:color="#000000" fo:font-size="8pt" style:font-size-asian="8pt" style:font-size-complex="8pt"/>
    </style:style>
    <style:style style:name="P438" style:parent-style-name="Normal" style:family="paragraph">
      <style:paragraph-properties fo:text-align="center"/>
      <style:text-properties fo:color="#000000" fo:font-size="8pt" style:font-size-asian="8pt" style:font-size-complex="8pt"/>
    </style:style>
    <style:style style:name="P439" style:parent-style-name="Normal" style:family="paragraph">
      <style:paragraph-properties fo:text-align="center"/>
      <style:text-properties fo:color="#000000" fo:font-size="8pt" style:font-size-asian="8pt" style:font-size-complex="8pt"/>
    </style:style>
    <style:style style:name="P440" style:parent-style-name="Normal" style:family="paragraph">
      <style:paragraph-properties fo:text-align="center"/>
      <style:text-properties fo:color="#000000" fo:font-size="8pt" style:font-size-asian="8pt" style:font-size-complex="8pt"/>
    </style:style>
    <style:style style:name="P441" style:parent-style-name="Normal" style:family="paragraph">
      <style:paragraph-properties fo:text-align="center"/>
      <style:text-properties fo:color="#000000" fo:font-size="8pt" style:font-size-asian="8pt" style:font-size-complex="8pt"/>
    </style:style>
    <style:style style:name="P442" style:parent-style-name="Normal" style:family="paragraph">
      <style:paragraph-properties fo:text-align="center"/>
      <style:text-properties fo:color="#000000" fo:font-size="8pt" style:font-size-asian="8pt" style:font-size-complex="8pt"/>
    </style:style>
    <style:style style:name="P443" style:parent-style-name="Normal" style:family="paragraph">
      <style:paragraph-properties fo:text-align="center"/>
      <style:text-properties fo:color="#000000" fo:font-size="8pt" style:font-size-asian="8pt" style:font-size-complex="8pt"/>
    </style:style>
    <style:style style:name="P444" style:parent-style-name="Normal" style:family="paragraph">
      <style:paragraph-properties fo:text-align="center"/>
      <style:text-properties fo:color="#000000" fo:font-size="8pt" style:font-size-asian="8pt" style:font-size-complex="8pt"/>
    </style:style>
    <style:style style:name="P445" style:parent-style-name="Normal" style:family="paragraph">
      <style:paragraph-properties fo:text-align="center"/>
      <style:text-properties fo:color="#000000" fo:font-size="8pt" style:font-size-asian="8pt" style:font-size-complex="8pt"/>
    </style:style>
    <style:style style:name="P446" style:parent-style-name="Normal" style:family="paragraph">
      <style:paragraph-properties fo:text-align="center"/>
      <style:text-properties fo:color="#002060" fo:font-size="8pt" style:font-size-asian="8pt" style:font-size-complex="8pt"/>
    </style:style>
    <style:style style:name="P447" style:parent-style-name="Normal" style:family="paragraph">
      <style:paragraph-properties fo:text-align="center"/>
      <style:text-properties fo:color="#002060" fo:font-size="8pt" style:font-size-asian="8pt" style:font-size-complex="8pt"/>
    </style:style>
    <style:style style:name="P448" style:parent-style-name="Normal" style:family="paragraph">
      <style:paragraph-properties fo:text-align="center"/>
      <style:text-properties fo:color="#000000" fo:font-size="8pt" style:font-size-asian="8pt" style:font-size-complex="8pt"/>
    </style:style>
    <style:style style:name="P449" style:parent-style-name="Normal" style:family="paragraph">
      <style:paragraph-properties fo:text-align="center"/>
      <style:text-properties fo:color="#002060" fo:font-size="8pt" style:font-size-asian="8pt" style:font-size-complex="8pt"/>
    </style:style>
    <style:style style:name="P450" style:parent-style-name="Normal" style:family="paragraph">
      <style:paragraph-properties fo:text-align="center"/>
      <style:text-properties fo:font-size="8pt" style:font-size-asian="8pt" style:font-size-complex="8pt"/>
    </style:style>
    <style:style style:name="P451" style:parent-style-name="Normal" style:family="paragraph">
      <style:paragraph-properties fo:text-align="center"/>
      <style:text-properties fo:font-size="8pt" style:font-size-asian="8pt" style:font-size-complex="8pt"/>
    </style:style>
    <style:style style:name="P452" style:parent-style-name="Normal" style:family="paragraph">
      <style:paragraph-properties fo:text-align="center"/>
      <style:text-properties fo:color="#000000" fo:font-size="8pt" style:font-size-asian="8pt" style:font-size-complex="8pt"/>
    </style:style>
    <style:style style:name="P453" style:parent-style-name="Normal" style:family="paragraph">
      <style:paragraph-properties fo:text-align="center"/>
      <style:text-properties fo:color="#002060" fo:font-size="8pt" style:font-size-asian="8pt" style:font-size-complex="8pt"/>
    </style:style>
    <style:style style:name="P454" style:parent-style-name="Normal" style:family="paragraph">
      <style:paragraph-properties fo:text-align="center"/>
      <style:text-properties fo:color="#000000" fo:font-size="8pt" style:font-size-asian="8pt" style:font-size-complex="8pt"/>
    </style:style>
    <style:style style:name="P455" style:parent-style-name="Normal" style:family="paragraph">
      <style:paragraph-properties fo:text-align="center"/>
      <style:text-properties fo:font-size="8pt" style:font-size-asian="8pt" style:font-size-complex="8pt"/>
    </style:style>
    <style:style style:name="P456" style:parent-style-name="Standard" style:family="paragraph">
      <style:paragraph-properties fo:break-before="page"/>
      <style:text-properties fo:hyphenate="true"/>
    </style:style>
    <style:style style:family="graphic" style:name="a86">
      <style:graphic-properties draw:fill="none" draw:stroke="solid" svg:stroke-width="0.00694in" svg:stroke-color="#000000" draw:marker-end="a85" svg:stroke-opacity="100%" draw:stroke-linejoin="miter" svg:stroke-linecap="butt"/>
    </style:style>
    <style:style style:family="graphic" style:name="a124">
      <style:graphic-properties draw:fill="none" draw:stroke="solid" svg:stroke-width="0.00694in" svg:stroke-color="#000000" draw:marker-end="a123" svg:stroke-opacity="100%" draw:stroke-linejoin="miter" svg:stroke-linecap="butt"/>
    </style:style>
    <style:style style:family="graphic" style:name="a50">
      <style:graphic-properties fo:wrap-option="wrap" fo:padding-top="0in" fo:padding-bottom="0in" fo:padding-left="0in" fo:padding-right="0in" draw:textarea-vertical-align="middle" draw:textarea-horizontal-align="left" draw:fill="solid" draw:fill-color="#dae3f3" draw:opacity="100%" draw:stroke="solid" svg:stroke-width="0.0137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5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8">
      <style:graphic-properties draw:fill="none" draw:stroke="solid" svg:stroke-width="0.00694in" svg:stroke-color="#000000" draw:marker-end="a87" svg:stroke-opacity="100%" draw:stroke-linejoin="miter" svg:stroke-linecap="butt"/>
    </style:style>
    <style:style style:family="graphic" style:name="a51">
      <style:graphic-properties fo:wrap-option="wrap" fo:padding-top="0in" fo:padding-bottom="0in" fo:padding-left="0in" fo:padding-right="0in" draw:textarea-vertical-align="middle" draw:textarea-horizontal-align="left" draw:fill="solid" draw:fill-color="#dae3f3" draw:opacity="100%" draw:stroke="solid" svg:stroke-width="0.0137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2">
      <style:graphic-properties fo:wrap-option="wrap" fo:padding-top="0in" fo:padding-bottom="0in" fo:padding-left="0in" fo:padding-right="0in" draw:textarea-vertical-align="middle" draw:textarea-horizontal-align="left" draw:fill="solid" draw:fill-color="#dae3f3" draw:opacity="100%" draw:stroke="solid" svg:stroke-width="0.0137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7">
      <style:graphic-properties draw:fill="none" draw:stroke="solid" svg:stroke-width="0.00694in" svg:stroke-color="#000000" draw:marker-end="a126" svg:stroke-opacity="100%" draw:stroke-linejoin="miter" svg:stroke-linecap="butt"/>
    </style:style>
    <style:style style:family="graphic" style:name="a54">
      <style:graphic-properties draw:fill="none" draw:stroke="solid" svg:stroke-width="0.00694in" svg:stroke-color="#000000" draw:marker-end="a53" svg:stroke-opacity="100%" draw:stroke-linejoin="miter" svg:stroke-linecap="butt"/>
    </style:style>
    <style:style style:family="graphic" style:name="a129">
      <style:graphic-properties draw:fill="none" draw:stroke="solid" svg:stroke-width="0.00694in" svg:stroke-color="#000000" draw:marker-end="a128" svg:stroke-opacity="100%" draw:stroke-linejoin="miter" svg:stroke-linecap="butt"/>
    </style:style>
    <style:style style:family="graphic" style:name="a56">
      <style:graphic-properties draw:fill="none" draw:stroke="solid" svg:stroke-width="0.00694in" svg:stroke-color="#000000" draw:marker-end="a55" svg:stroke-opacity="100%" draw:stroke-linejoin="miter" svg:stroke-linecap="butt"/>
    </style:style>
    <style:style style:family="graphic" style:name="a58">
      <style:graphic-properties draw:fill="none" draw:stroke="solid" svg:stroke-width="0.00694in" svg:stroke-color="#000000" draw:marker-end="a57" svg:stroke-opacity="100%" draw:stroke-linejoin="miter" svg:stroke-linecap="butt"/>
    </style:style>
    <style:style style:family="graphic" style:name="a20">
      <style:graphic-properties fo:wrap-option="wrap" fo:padding-top="0.05in" fo:padding-bottom="0.05in" fo:padding-left="0.01929in" fo:padding-right="0.01929in" draw:textarea-vertical-align="middle" draw:textarea-horizontal-align="left" style:wrap="run-through" style:run-through="foreground" draw:fill="solid" draw:fill-color="#dae3f3" draw:opacity="100%" draw:stroke="solid" svg:stroke-width="0.01378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.05in" fo:padding-bottom="0.05in" fo:padding-left="0.01929in" fo:padding-right="0.01929in" draw:textarea-vertical-align="middle" draw:textarea-horizontal-align="left" style:wrap="run-through" style:run-through="foreground" draw:fill="solid" draw:fill-color="#dae3f3" draw:opacity="100%" draw:stroke="solid" svg:stroke-width="0.01378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wrap" fo:padding-top="0.05in" fo:padding-bottom="0.05in" fo:padding-left="0.01929in" fo:padding-right="0.01929in" draw:textarea-vertical-align="middle" draw:textarea-horizontal-align="left" style:wrap="run-through" style:run-through="foreground" draw:fill="solid" draw:fill-color="#dae3f3" draw:opacity="100%" draw:stroke="solid" svg:stroke-width="0.01378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wrap" fo:padding-top="0.05in" fo:padding-bottom="0.05in" fo:padding-left="0.01929in" fo:padding-right="0.01929in" draw:textarea-vertical-align="middle" draw:textarea-horizontal-align="left" style:wrap="run-through" style:run-through="foreground" draw:fill="solid" draw:fill-color="#dae3f3" draw:opacity="100%" draw:stroke="solid" svg:stroke-width="0.01378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>
      <style:graphic-properties style:wrap="run-through" style:run-through="foreground" draw:fill="none" draw:stroke="solid" svg:stroke-width="0.00709in" svg:stroke-color="#000000" draw:marker-end="a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fo:wrap-option="wrap" fo:padding-top="0.05in" fo:padding-bottom="0.05in" fo:padding-left="0.01929in" fo:padding-right="0.01929in" draw:textarea-vertical-align="middle" draw:textarea-horizontal-align="left" draw:fill="solid" draw:fill-color="#dae3f3" draw:opacity="100%" draw:stroke="solid" svg:stroke-width="0.0137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9">
      <style:graphic-properties draw:fill="none" draw:stroke="solid" svg:stroke-width="0.00694in" svg:stroke-color="#000000" draw:marker-end="a28" svg:stroke-opacity="100%" draw:stroke-linejoin="miter" svg:stroke-linecap="butt"/>
    </style:style>
    <style:style style:family="graphic" style:name="a90">
      <style:graphic-properties draw:fill="none" draw:stroke="solid" svg:stroke-width="0.00694in" svg:stroke-color="#000000" draw:marker-end="a89" svg:stroke-opacity="100%" draw:stroke-linejoin="miter" svg:stroke-linecap="butt"/>
    </style:style>
    <style:style style:family="graphic" style:name="a92">
      <style:graphic-properties draw:fill="none" draw:stroke="solid" svg:stroke-width="0.00694in" svg:stroke-color="#000000" draw:marker-end="a91" svg:stroke-opacity="100%" draw:stroke-linejoin="miter" svg:stroke-linecap="butt"/>
    </style:style>
    <style:style style:family="graphic" style:name="a130">
      <style:graphic-properties fo:wrap-option="wrap" fo:padding-top="0in" fo:padding-bottom="0in" fo:padding-left="0.03937in" fo:padding-right="0.03937in" draw:textarea-vertical-align="middle" draw:textarea-horizontal-align="left" draw:fill="solid" draw:fill-color="#ffc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">
      <style:graphic-properties draw:fill="none" draw:stroke="solid" svg:stroke-width="0.00694in" svg:stroke-color="#000000" draw:marker-end="a93" svg:stroke-opacity="100%" draw:stroke-linejoin="miter" svg:stroke-linecap="butt"/>
    </style:style>
    <style:style style:family="graphic" style:name="a131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">
      <style:graphic-properties draw:fill="none" draw:stroke="solid" svg:stroke-width="0.00694in" svg:stroke-color="#000000" draw:marker-end="a95" svg:stroke-opacity="100%" draw:stroke-linejoin="miter" svg:stroke-linecap="butt"/>
    </style:style>
    <style:style style:family="graphic" style:name="a133">
      <style:graphic-properties draw:fill="none" draw:stroke="solid" svg:stroke-width="0.00694in" svg:stroke-color="#000000" draw:marker-end="a132" svg:stroke-opacity="100%" draw:stroke-linejoin="miter" svg:stroke-linecap="butt"/>
    </style:style>
    <style:style style:family="graphic" style:name="a98">
      <style:graphic-properties draw:fill="none" draw:stroke="solid" svg:stroke-width="0.00694in" svg:stroke-color="#000000" draw:marker-end="a97" svg:stroke-opacity="100%" draw:stroke-linejoin="miter" svg:stroke-linecap="butt"/>
    </style:style>
    <style:style style:family="graphic" style:name="a135">
      <style:graphic-properties draw:fill="none" draw:stroke="solid" svg:stroke-width="0.00694in" svg:stroke-color="#000000" draw:marker-end="a134" svg:stroke-opacity="100%" draw:stroke-linejoin="miter" svg:stroke-linecap="butt"/>
    </style:style>
    <style:style style:family="graphic" style:name="a60">
      <style:graphic-properties draw:fill="none" draw:stroke="solid" svg:stroke-width="0.00694in" svg:stroke-color="#000000" draw:marker-end="a59" svg:stroke-opacity="100%" draw:stroke-linejoin="miter" svg:stroke-linecap="butt"/>
    </style:style>
    <style:style style:family="graphic" style:name="a61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6">
      <style:graphic-properties fo:wrap-option="wrap" fo:padding-top="0in" fo:padding-bottom="0in" fo:padding-left="0in" fo:padding-right="0in" draw:textarea-vertical-align="middle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0">
      <style:graphic-properties draw:fill="none" draw:stroke="solid" svg:stroke-width="0.00694in" svg:stroke-color="#000000" draw:marker-end="a99" svg:stroke-opacity="100%" draw:stroke-linejoin="miter" svg:stroke-linecap="butt"/>
    </style:style>
    <style:style style:family="graphic" style:name="a138">
      <style:graphic-properties draw:fill="none" draw:stroke="solid" svg:stroke-width="0.00694in" svg:stroke-color="#000000" draw:marker-end="a137" svg:stroke-opacity="100%" draw:stroke-linejoin="miter" svg:stroke-linecap="butt"/>
    </style:style>
    <style:style style:family="graphic" style:name="a63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5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2">
      <style:graphic-properties draw:fill="none" draw:stroke="solid" svg:stroke-width="0.00694in" svg:stroke-color="#000000" draw:marker-end="a101" svg:stroke-opacity="100%" draw:stroke-linejoin="miter" svg:stroke-linecap="but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78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6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3">
      <style:graphic-properties fo:wrap-option="wrap" fo:padding-top="0in" fo:padding-bottom="0in" fo:padding-left="0.03937in" fo:padding-right="0.03937in" draw:textarea-vertical-align="middle" draw:textarea-horizontal-align="left" draw:fill="solid" draw:fill-color="#ffc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01929in" fo:padding-right="0.01929in" draw:textarea-vertical-align="middle" draw:textarea-horizontal-align="left" style:wrap="run-through" style:run-through="foreground" draw:fill="solid" draw:fill-color="#dae3f3" draw:opacity="100%" draw:stroke="solid" svg:stroke-width="0.01378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7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4">
      <style:graphic-properties fo:wrap-option="wrap" fo:padding-top="0in" fo:padding-bottom="0in" fo:padding-left="0.03937in" fo:padding-right="0.03937in" draw:textarea-vertical-align="middle" draw:textarea-horizontal-align="left" draw:fill="solid" draw:fill-color="#ffc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01929in" fo:padding-right="0.01929in" draw:textarea-vertical-align="middle" draw:textarea-horizontal-align="left" style:wrap="run-through" style:run-through="foreground" draw:fill="solid" draw:fill-color="#dae3f3" draw:opacity="100%" draw:stroke="solid" svg:stroke-width="0.01378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8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5">
      <style:graphic-properties fo:wrap-option="wrap" fo:padding-top="0in" fo:padding-bottom="0in" fo:padding-left="0in" fo:padding-right="0in" draw:textarea-vertical-align="middle" draw:textarea-horizontal-align="left" draw:fill="solid" draw:fill-color="#dae3f3" draw:opacity="100%" draw:stroke="solid" svg:stroke-width="0.0137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.05in" fo:padding-bottom="0.05in" fo:padding-left="0.01929in" fo:padding-right="0.01929in" draw:textarea-vertical-align="middle" draw:textarea-horizontal-align="left" style:wrap="run-through" style:run-through="foreground" draw:fill="solid" draw:fill-color="#dae3f3" draw:opacity="100%" draw:stroke="solid" svg:stroke-width="0.01378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">
      <style:graphic-properties draw:fill="none" draw:stroke="solid" svg:stroke-width="0.00694in" svg:stroke-color="#000000" draw:marker-end="a30" svg:stroke-opacity="100%" draw:stroke-linejoin="miter" svg:stroke-linecap="butt"/>
    </style:style>
    <style:style style:family="graphic" style:name="a5">
      <style:graphic-properties fo:wrap-option="wrap" fo:padding-top="0.05in" fo:padding-bottom="0.05in" fo:padding-left="0.01929in" fo:padding-right="0.01929in" draw:textarea-vertical-align="middle" draw:textarea-horizontal-align="left" style:wrap="run-through" style:run-through="foreground" draw:fill="solid" draw:fill-color="#dae3f3" draw:opacity="100%" draw:stroke="solid" svg:stroke-width="0.01378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9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">
      <style:graphic-properties fo:wrap-option="wrap" fo:padding-top="0.05in" fo:padding-bottom="0.05in" fo:padding-left="0.01929in" fo:padding-right="0.01929in" draw:textarea-vertical-align="middle" draw:textarea-horizontal-align="left" style:wrap="run-through" style:run-through="foreground" draw:fill="solid" draw:fill-color="#dae3f3" draw:opacity="100%" draw:stroke="solid" svg:stroke-width="0.01378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7">
      <style:graphic-properties draw:fill="none" draw:stroke="solid" svg:stroke-width="0.00694in" svg:stroke-color="#000000" draw:marker-end="a106" svg:stroke-opacity="100%" draw:stroke-linejoin="miter" svg:stroke-linecap="butt"/>
    </style:style>
    <style:style style:family="graphic" style:name="a33">
      <style:graphic-properties draw:fill="none" draw:stroke="solid" svg:stroke-width="0.00694in" svg:stroke-color="#000000" draw:marker-end="a32" svg:stroke-opacity="100%" draw:stroke-linejoin="miter" svg:stroke-linecap="butt"/>
    </style:style>
    <style:style style:family="graphic" style:name="a7">
      <style:graphic-properties fo:wrap-option="wrap" fo:padding-top="0.05in" fo:padding-bottom="0.05in" fo:padding-left="0.01929in" fo:padding-right="0.01929in" draw:textarea-vertical-align="middle" draw:textarea-horizontal-align="left" style:wrap="run-through" style:run-through="foreground" draw:fill="solid" draw:fill-color="#dae3f3" draw:opacity="100%" draw:stroke="solid" svg:stroke-width="0.01378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.05in" fo:padding-bottom="0.05in" fo:padding-left="0.01929in" fo:padding-right="0.01929in" draw:textarea-vertical-align="middle" draw:textarea-horizontal-align="left" style:wrap="run-through" style:run-through="foreground" draw:fill="solid" draw:fill-color="#dae3f3" draw:opacity="100%" draw:stroke="solid" svg:stroke-width="0.01378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9">
      <style:graphic-properties draw:fill="none" draw:stroke="solid" svg:stroke-width="0.00694in" svg:stroke-color="#000000" draw:marker-end="a108" svg:stroke-opacity="100%" draw:stroke-linejoin="miter" svg:stroke-linecap="butt"/>
    </style:style>
    <style:style style:family="graphic" style:name="a35">
      <style:graphic-properties draw:fill="none" draw:stroke="solid" svg:stroke-width="0.00694in" svg:stroke-color="#000000" draw:marker-end="a34" svg:stroke-opacity="100%" draw:stroke-linejoin="miter" svg:stroke-linecap="butt"/>
    </style:style>
    <style:style style:family="graphic" style:name="a37">
      <style:graphic-properties draw:fill="none" draw:stroke="solid" svg:stroke-width="0.00694in" svg:stroke-color="#000000" draw:marker-end="a36" svg:stroke-opacity="100%" draw:stroke-linejoin="miter" svg:stroke-linecap="butt"/>
    </style:style>
    <style:style style:family="graphic" style:name="a39">
      <style:graphic-properties draw:fill="none" draw:stroke="solid" svg:stroke-width="0.00694in" svg:stroke-color="#000000" draw:marker-end="a38" svg:stroke-opacity="100%" draw:stroke-linejoin="miter" svg:stroke-linecap="butt"/>
    </style:style>
    <style:style style:family="graphic" style:name="a140">
      <style:graphic-properties draw:fill="none" draw:stroke="solid" svg:stroke-width="0.00694in" svg:stroke-color="#000000" draw:marker-end="a139" svg:stroke-opacity="100%" draw:stroke-linejoin="miter" svg:stroke-linecap="butt"/>
    </style:style>
    <style:style style:family="graphic" style:name="a141">
      <style:graphic-properties/>
    </style:style>
    <style:style style:family="graphic" style:name="a70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1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2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3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0">
      <style:graphic-properties fo:wrap-option="wrap" fo:padding-top="0in" fo:padding-bottom="0in" fo:padding-left="0.03937in" fo:padding-right="0.03937in" draw:textarea-vertical-align="middle" draw:textarea-horizontal-align="left" draw:fill="solid" draw:fill-color="#ffc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4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1">
      <style:graphic-properties fo:wrap-option="wrap" fo:padding-top="0in" fo:padding-bottom="0in" fo:padding-left="0in" fo:padding-right="0in" draw:textarea-vertical-align="middle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2">
      <style:graphic-properties fo:wrap-option="wrap" fo:padding-top="0in" fo:padding-bottom="0in" fo:padding-left="0in" fo:padding-right="0in" draw:textarea-vertical-align="middle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">
      <style:graphic-properties draw:fill="none" draw:stroke="solid" svg:stroke-width="0.00694in" svg:stroke-color="#000000" draw:marker-end="a75" svg:stroke-opacity="100%" draw:stroke-linejoin="miter" svg:stroke-linecap="butt"/>
    </style:style>
    <style:style style:family="graphic" style:name="a114">
      <style:graphic-properties draw:fill="none" draw:stroke="solid" svg:stroke-width="0.00694in" svg:stroke-color="#000000" draw:marker-end="a113" svg:stroke-opacity="100%" draw:stroke-linejoin="miter" svg:stroke-linecap="butt"/>
    </style:style>
    <style:style style:family="graphic" style:name="a78">
      <style:graphic-properties draw:fill="none" draw:stroke="solid" svg:stroke-width="0.00694in" svg:stroke-color="#000000" draw:marker-end="a77" svg:stroke-opacity="100%" draw:stroke-linejoin="miter" svg:stroke-linecap="butt"/>
    </style:style>
    <style:style style:family="graphic" style:name="a41">
      <style:graphic-properties draw:fill="none" draw:stroke="solid" svg:stroke-width="0.00694in" svg:stroke-color="#000000" draw:marker-end="a40" svg:stroke-opacity="100%" draw:stroke-linejoin="miter" svg:stroke-linecap="butt"/>
    </style:style>
    <style:style style:family="graphic" style:name="a116">
      <style:graphic-properties draw:fill="none" draw:stroke="solid" svg:stroke-width="0.00694in" svg:stroke-color="#000000" draw:marker-end="a115" svg:stroke-opacity="100%" draw:stroke-linejoin="miter" svg:stroke-linecap="butt"/>
    </style:style>
    <style:style style:family="graphic" style:name="a43">
      <style:graphic-properties draw:fill="none" draw:stroke="solid" svg:stroke-width="0.00694in" svg:stroke-color="#000000" draw:marker-end="a42" svg:stroke-opacity="100%" draw:stroke-linejoin="miter" svg:stroke-linecap="butt"/>
    </style:style>
    <style:style style:family="graphic" style:name="a118">
      <style:graphic-properties draw:fill="none" draw:stroke="solid" svg:stroke-width="0.00694in" svg:stroke-color="#000000" draw:marker-end="a117" svg:stroke-opacity="100%" draw:stroke-linejoin="miter" svg:stroke-linecap="butt"/>
    </style:style>
    <style:style style:family="graphic" style:name="a44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">
      <style:graphic-properties style:wrap="run-through" style:run-through="foreground" draw:fill="none" draw:stroke="solid" svg:stroke-width="0.00709in" svg:stroke-color="#4472c4" draw:marker-end="a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8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">
      <style:graphic-properties fo:wrap-option="wrap" fo:padding-top="0in" fo:padding-bottom="0in" fo:padding-left="0.03937in" fo:padding-right="0.03937in" draw:textarea-vertical-align="middle" draw:textarea-horizontal-align="left" draw:fill="solid" draw:fill-color="#ffc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">
      <style:graphic-properties style:wrap="run-through" style:run-through="foreground" draw:fill="none" draw:stroke="solid" svg:stroke-width="0.00709in" svg:stroke-color="#4472c4" draw:marker-end="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0709in" svg:stroke-color="#4472c4" draw:marker-end="a1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0709in" svg:stroke-color="#000000" draw:marker-end="a1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78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.05in" fo:padding-bottom="0.05in" fo:padding-left="0.01929in" fo:padding-right="0.01929in" draw:textarea-vertical-align="middle" draw:textarea-horizontal-align="left" style:wrap="run-through" style:run-through="foreground" draw:fill="solid" draw:fill-color="#dae3f3" draw:opacity="100%" draw:stroke="solid" svg:stroke-width="0.01378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>
      <style:graphic-properties fo:wrap-option="wrap" fo:padding-top="0.05in" fo:padding-bottom="0.05in" fo:padding-left="0.01929in" fo:padding-right="0.01929in" draw:textarea-vertical-align="middle" draw:textarea-horizontal-align="left" style:wrap="run-through" style:run-through="foreground" draw:fill="solid" draw:fill-color="#dae3f3" draw:opacity="100%" draw:stroke="solid" svg:stroke-width="0.01378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0">
      <style:graphic-properties draw:fill="none" draw:stroke="solid" svg:stroke-width="0.00694in" svg:stroke-color="#000000" draw:marker-end="a79" svg:stroke-opacity="100%" draw:stroke-linejoin="miter" svg:stroke-linecap="butt"/>
    </style:style>
    <style:style style:family="graphic" style:name="a82">
      <style:graphic-properties draw:fill="none" draw:stroke="solid" svg:stroke-width="0.00694in" svg:stroke-color="#000000" draw:marker-end="a81" svg:stroke-opacity="100%" draw:stroke-linejoin="miter" svg:stroke-linecap="butt"/>
    </style:style>
    <style:style style:family="graphic" style:name="a120">
      <style:graphic-properties draw:fill="none" draw:stroke="solid" svg:stroke-width="0.00694in" svg:stroke-color="#000000" draw:marker-end="a119" svg:stroke-opacity="100%" draw:stroke-linejoin="miter" svg:stroke-linecap="butt"/>
    </style:style>
    <style:style style:family="graphic" style:name="a84">
      <style:graphic-properties draw:fill="none" draw:stroke="solid" svg:stroke-width="0.00694in" svg:stroke-color="#000000" draw:marker-end="a83" svg:stroke-opacity="100%" draw:stroke-linejoin="miter" svg:stroke-linecap="butt"/>
    </style:style>
    <style:style style:family="graphic" style:name="a122">
      <style:graphic-properties draw:fill="none" draw:stroke="solid" svg:stroke-width="0.00694in" svg:stroke-color="#000000" draw:marker-end="a121" svg:stroke-opacity="100%" draw:stroke-linejoin="miter" svg:stroke-linecap="butt"/>
    </style:style>
  </office:automatic-styles>
  <office:body>
    <office:text text:use-soft-page-breaks="true">
      <text:p text:style-name="P1">Botnet Strom Protokoll für I2C</text:p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TableContents">Byte</text:p>
          </table:table-cell>
          <table:table-cell table:style-name="TableCell9">
            <text:p text:style-name="TableContents">400khz</text:p>
          </table:table-cell>
          <table:table-cell table:style-name="TableCell10">
            <text:p text:style-name="TableContents">1000khz</text:p>
          </table:table-cell>
        </table:table-row>
        <table:table-row table:style-name="TableRow11">
          <table:table-cell table:style-name="TableCell12">
            <text:p text:style-name="TableContents">1</text:p>
          </table:table-cell>
          <table:table-cell table:style-name="TableCell13">
            <text:p text:style-name="TableContents">25us</text:p>
          </table:table-cell>
          <table:table-cell table:style-name="TableCell14">
            <text:p text:style-name="TableContents">10us</text:p>
          </table:table-cell>
        </table:table-row>
        <table:table-row table:style-name="TableRow15">
          <table:table-cell table:style-name="TableCell16">
            <text:p text:style-name="TableContents">2</text:p>
          </table:table-cell>
          <table:table-cell table:style-name="TableCell17">
            <text:p text:style-name="TableContents">50us</text:p>
          </table:table-cell>
          <table:table-cell table:style-name="TableCell18">
            <text:p text:style-name="TableContents">20us</text:p>
          </table:table-cell>
        </table:table-row>
        <table:table-row table:style-name="TableRow19">
          <table:table-cell table:style-name="TableCell20">
            <text:p text:style-name="TableContents">4</text:p>
          </table:table-cell>
          <table:table-cell table:style-name="TableCell21">
            <text:p text:style-name="TableContents">100us</text:p>
          </table:table-cell>
          <table:table-cell table:style-name="TableCell22">
            <text:p text:style-name="TableContents">40us</text:p>
          </table:table-cell>
        </table:table-row>
        <table:table-row table:style-name="TableRow23">
          <table:table-cell table:style-name="TableCell24">
            <text:p text:style-name="TableContents">8</text:p>
          </table:table-cell>
          <table:table-cell table:style-name="TableCell25">
            <text:p text:style-name="TableContents">200us</text:p>
          </table:table-cell>
          <table:table-cell table:style-name="TableCell26">
            <text:p text:style-name="TableContents">80us</text:p>
          </table:table-cell>
        </table:table-row>
        <table:table-row table:style-name="TableRow27">
          <table:table-cell table:style-name="TableCell28">
            <text:p text:style-name="TableContents">16</text:p>
          </table:table-cell>
          <table:table-cell table:style-name="TableCell29">
            <text:p text:style-name="TableContents">400us</text:p>
          </table:table-cell>
          <table:table-cell table:style-name="TableCell30">
            <text:p text:style-name="TableContents">160us</text:p>
          </table:table-cell>
        </table:table-row>
        <table:table-row table:style-name="TableRow31">
          <table:table-cell table:style-name="TableCell32">
            <text:p text:style-name="TableContents">32</text:p>
          </table:table-cell>
          <table:table-cell table:style-name="TableCell33">
            <text:p text:style-name="TableContents">800us</text:p>
          </table:table-cell>
          <table:table-cell table:style-name="TableCell34">
            <text:p text:style-name="TableContents">320us</text:p>
          </table:table-cell>
        </table:table-row>
        <table:table-row table:style-name="TableRow35">
          <table:table-cell table:style-name="TableCell36">
            <text:p text:style-name="TableContents">64</text:p>
          </table:table-cell>
          <table:table-cell table:style-name="TableCell37">
            <text:p text:style-name="TableContents">1600us</text:p>
          </table:table-cell>
          <table:table-cell table:style-name="TableCell38">
            <text:p text:style-name="TableContents">640us</text:p>
          </table:table-cell>
        </table:table-row>
        <table:table-row table:style-name="TableRow39">
          <table:table-cell table:style-name="TableCell40">
            <text:p text:style-name="TableContents">128</text:p>
          </table:table-cell>
          <table:table-cell table:style-name="TableCell41">
            <text:p text:style-name="TableContents">3200us</text:p>
          </table:table-cell>
          <table:table-cell table:style-name="TableCell42">
            <text:p text:style-name="TableContents">1280us</text:p>
          </table:table-cell>
        </table:table-row>
        <table:table-row table:style-name="TableRow43">
          <table:table-cell table:style-name="TableCell44">
            <text:p text:style-name="TableContents">256</text:p>
          </table:table-cell>
          <table:table-cell table:style-name="TableCell45">
            <text:p text:style-name="TableContents">6400us</text:p>
          </table:table-cell>
          <table:table-cell table:style-name="TableCell46">
            <text:p text:style-name="TableContents">2560us</text:p>
          </table:table-cell>
        </table:table-row>
        <table:table-row table:style-name="TableRow47">
          <table:table-cell table:style-name="TableCell48">
            <text:p text:style-name="TableContents">1024</text:p>
          </table:table-cell>
          <table:table-cell table:style-name="TableCell49">
            <text:p text:style-name="TableContents">25600us</text:p>
          </table:table-cell>
          <table:table-cell table:style-name="TableCell50">
            <text:p text:style-name="TableContents">10240us</text:p>
          </table:table-cell>
        </table:table-row>
      </table:table>
      <text:p text:style-name="Standard"/>
      <text:p text:style-name="Standard">BN-Header:<text:s/>{Data} [[DAD DAD] [DAS DAS]] [[DA DA] [SA SA]] ABCD.0SSS</text:p>
      <text:p text:style-name="Standard"/>
      <text:p text:style-name="Standard">Kontrollbyte: ABCD.0SSS: Letztes Byte in der Nachricht</text:p>
      <text:p text:style-name="P51">AB: Adress Control: Number of adress couples</text:p>
      <text:p text:style-name="P52">C: Reserved (Age Included)</text:p>
      <text:p text:style-name="P53">D: Reserved (Ack requested)</text:p>
      <text:p text:style-name="P54"/>
      <text:p text:style-name="Standard">Minimal Nachrichtenlänge: 3Byte</text:p>
      <text:p text:style-name="Standard">Maximal Nachrichtenlänge: 64Byte</text:p>
      <text:p text:style-name="Standard">Minimal Datenbereich: 1Byte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TableContents">A</text:p>
          </table:table-cell>
          <table:table-cell table:style-name="TableCell65">
            <text:p text:style-name="TableContents">B</text:p>
          </table:table-cell>
          <table:table-cell table:style-name="TableCell66">
            <text:p text:style-name="TableContents">C</text:p>
          </table:table-cell>
          <table:table-cell table:style-name="TableCell67">
            <text:p text:style-name="TableContents">D</text:p>
          </table:table-cell>
          <table:table-cell table:style-name="TableCell68">
            <text:p text:style-name="TableContents"/>
          </table:table-cell>
          <table:table-cell table:style-name="TableCell69">
            <text:p text:style-name="TableContents">Len [Byte]</text:p>
          </table:table-cell>
          <table:table-cell table:style-name="TableCell70">
            <text:p text:style-name="TableContents">Len</text:p>
            <text:p text:style-name="TableContents">Daten</text:p>
          </table:table-cell>
        </table:table-row>
        <table:table-row table:style-name="TableRow71">
          <table:table-cell table:style-name="TableCell72">
            <text:p text:style-name="TableContents">0</text:p>
          </table:table-cell>
          <table:table-cell table:style-name="TableCell73">
            <text:p text:style-name="TableContents">0</text:p>
          </table:table-cell>
          <table:table-cell table:style-name="TableCell74">
            <text:p text:style-name="TableContents">0</text:p>
          </table:table-cell>
          <table:table-cell table:style-name="TableCell75">
            <text:p text:style-name="TableContents">0</text:p>
          </table:table-cell>
          <table:table-cell table:style-name="TableCell76">
            <text:p text:style-name="P77">{Data} ABCD.0SSS</text:p>
          </table:table-cell>
          <table:table-cell table:style-name="TableCell78">
            <text:p text:style-name="TableContents">1</text:p>
          </table:table-cell>
          <table:table-cell table:style-name="TableCell79">
            <text:p text:style-name="TableContents">1-63</text:p>
          </table:table-cell>
        </table:table-row>
        <table:table-row table:style-name="TableRow80">
          <table:table-cell table:style-name="TableCell81">
            <text:p text:style-name="TableContents">0</text:p>
          </table:table-cell>
          <table:table-cell table:style-name="TableCell82">
            <text:p text:style-name="TableContents">1</text:p>
          </table:table-cell>
          <table:table-cell table:style-name="TableCell83">
            <text:p text:style-name="TableContents">0</text:p>
          </table:table-cell>
          <table:table-cell table:style-name="TableCell84">
            <text:p text:style-name="TableContents">0</text:p>
          </table:table-cell>
          <table:table-cell table:style-name="TableCell85">
            <text:p text:style-name="P86">{Data} [DA DA SA SA] ABCD.0SSS</text:p>
          </table:table-cell>
          <table:table-cell table:style-name="TableCell87">
            <text:p text:style-name="TableContents">5</text:p>
          </table:table-cell>
          <table:table-cell table:style-name="TableCell88">
            <text:p text:style-name="TableContents">1-59</text:p>
          </table:table-cell>
        </table:table-row>
        <table:table-row table:style-name="TableRow89">
          <table:table-cell table:style-name="TableCell90">
            <text:p text:style-name="TableContents">1</text:p>
          </table:table-cell>
          <table:table-cell table:style-name="TableCell91">
            <text:p text:style-name="TableContents">0</text:p>
          </table:table-cell>
          <table:table-cell table:style-name="TableCell92">
            <text:p text:style-name="TableContents">0</text:p>
          </table:table-cell>
          <table:table-cell table:style-name="TableCell93">
            <text:p text:style-name="TableContents">0</text:p>
          </table:table-cell>
          <table:table-cell table:style-name="TableCell94">
            <text:p text:style-name="P95">{Data} [DAD DAD] [DAS DAS] [DA DA SA SA] ABCD.0SSS</text:p>
          </table:table-cell>
          <table:table-cell table:style-name="TableCell96">
            <text:p text:style-name="TableContents">9</text:p>
          </table:table-cell>
          <table:table-cell table:style-name="TableCell97">
            <text:p text:style-name="TableContents">1-55</text:p>
          </table:table-cell>
        </table:table-row>
        <table:table-row table:style-name="TableRow98">
          <table:table-cell table:style-name="TableCell99">
            <text:p text:style-name="TableContents">1</text:p>
          </table:table-cell>
          <table:table-cell table:style-name="TableCell100">
            <text:p text:style-name="TableContents">1</text:p>
          </table:table-cell>
          <table:table-cell table:style-name="TableCell101">
            <text:p text:style-name="TableContents">0</text:p>
          </table:table-cell>
          <table:table-cell table:style-name="TableCell102">
            <text:p text:style-name="TableContents">0</text:p>
          </table:table-cell>
          <table:table-cell table:style-name="TableCell103">
            <text:p text:style-name="P104">reserved</text:p>
          </table:table-cell>
          <table:table-cell table:style-name="TableCell105">
            <text:p text:style-name="TableContents">-</text:p>
          </table:table-cell>
          <table:table-cell table:style-name="TableCell106">
            <text:p text:style-name="TableContents">-</text:p>
          </table:table-cell>
        </table:table-row>
      </table:table>
      <text:p text:style-name="Standard"/>
      <text:p text:style-name="Standard">SSS: Msg Typ</text:p>
      <text:p text:style-name="Standard">0: Standard-Message</text:p>
      <text:p text:style-name="Standard">1: Stream</text:p>
      <text:p text:style-name="Standard">2: Packet(Platzhalter, nicht implementiert)</text:p>
      <text:p text:style-name="Standard">3: MultiMsg (Platzhalter, nicht implementiert)</text:p>
      <text:p text:style-name="Standard">4: Standard-Message reduziert (Busy-Flag wird ignoriert, keine Checksummen, kein Ackowledge)</text:p>
      <text:p text:style-name="Standard">5..6: frei</text:p>
      <text:p text:style-name="Standard">7:<text:s/>Ack-Nachricht</text:p>
      <text:p text:style-name="Standard"/>
      <text:p text:style-name="Standard">DA = Destination Adress, SA = Source Adress</text:p>
      <text:p text:style-name="P107">DAD = Device Adress Destination, DAS = Device Adress Source</text:p>
      <text:p text:style-name="Standard">(AG = Alter, Jedesmal wenn die Nachricht weitergleitet wird, Alter++)</text:p>
      <text:p text:style-name="P108"/>
      <text:p text:style-name="P109">Msg Protokoll:</text:p>
      <text:p text:style-name="Standard"/>
      <text:p text:style-name="Standard">DA: Datenanzahl = Header.PS –<text:s/>sizeof(BN-Header) – 1 // bei kurz</text:p>
      <text:p text:style-name="Standard">DA: Datenanzahl = Header.PS – sizeof(BN-Header) – 2 // bei lang</text:p>
      <text:p text:style-name="Standard"/>
      <text:p text:style-name="Standard">MI1 [MI2] MD[0..DA]</text:p>
      <text:p text:style-name="Standard"/>
      <text:p text:style-name="Standard">MI1: 8 Bit Msg Index: 0..255</text:p>
      <text:p text:style-name="Standard"><text:tab/><text:tab/><text:tab/><text:s text:c="2"/>Bit 0..6:</text:p>
      <text:p text:style-name="Standard"><text:s text:c="37"/>0..31: Index Subsystems</text:p>
      <text:p text:style-name="Standard"><text:s text:c="31"/><text:s text:c="6"/>32..: Index Msg</text:p>
      <text:p text:style-name="Standard"><text:s text:c="37"/>Bit: 7: 0: Kurz-&gt;Nur MI1; 1: Lang-&gt;MI2 Erweiterung</text:p>
      <text:p text:style-name="Standard"/>
      <text:p text:style-name="Standard"/>
      <text:p text:style-name="Standard">MD[x]: Msg Daten</text:p>
      <text:p text:style-name="Standard"/>
      <text:p text:style-name="Standard"><text:span text:style-name="T110">Acknowlege: MI1 [MI2] MD0</text:span></text:p>
      <text:p text:style-name="Standard"/>
      <text:p text:style-name="Standard">MD0 <text:s text:c="2"/>= Acknowlege</text:p>
      <text:p text:style-name="Standard">0: ACK</text:p>
      <text:p text:style-name="Standard">1: NACK -&gt; Nochmals senden</text:p>
      <text:p text:style-name="Standard">2: NACK -&gt; Nachricht unbekannt</text:p>
      <text:p text:style-name="Standard">3..15: frei</text:p>
      <text:p text:style-name="Standard"/>
      <text:p text:style-name="P111">Index Subsystem:</text:p>
      <text:p text:style-name="P112">0: Reserviert</text:p>
      <text:p text:style-name="P113">1: Weiterleiten zum Stream Stream System</text:p>
      <text:p text:style-name="P114">2: Mem Subsystem</text:p>
      <text:p text:style-name="P115"/>
      <text:p text:style-name="P116"/>
      <text:p text:style-name="P117"/>
      <text:p text:style-name="P118">Multi Msg Protokoll:</text:p>
      <text:p text:style-name="P119"/>
      <text:p text:style-name="P120">SSNN NNNN</text:p>
      <text:p text:style-name="P121"/>
      <text:p text:style-name="P122">SS: Msg Typ</text:p>
      <text:p text:style-name="P123">0: Standard-Message</text:p>
      <text:p text:style-name="P124">1: Stream-Subsystem</text:p>
      <text:p text:style-name="P125">2: Packet</text:p>
      <text:p text:style-name="Standard">3: reserved</text:p>
      <text:p text:style-name="Standard"/>
      <text:p text:style-name="Standard">NN.NNNN <text:s/>= Größe der Nachricht: 6 Bit 0..63</text:p>
      <text:p text:style-name="Standard"/>
      <text:p text:style-name="Standard"><text:span text:style-name="T126">Acknowlege:</text:span><text:span text:style-name="T127"><text:s/>MD0</text:span></text:p>
      <text:p text:style-name="Standard"/>
      <text:p text:style-name="Standard">MD0 <text:s text:c="2"/>= Acknowlege</text:p>
      <text:p text:style-name="Standard">0: ACK</text:p>
      <text:p text:style-name="Standard">1: NACK -&gt; Nochmals senden</text:p>
      <text:p text:style-name="Standard">2..15: frei</text:p>
      <text:p text:style-name="P128"/>
      <text:p text:style-name="P129">Datenstrom Protokoll:</text:p>
      <text:p text:style-name="Standard"/>
      <text:p text:style-name="Standard"/>
      <text:p text:style-name="P130">DS-Header: Cxxx.IIII</text:p>
      <text:p text:style-name="Standard"/>
      <text:p text:style-name="P131">Cxxx: Daten/Command 1 Bit</text:p>
      <text:p text:style-name="P132">0 = Daten xxx = 0</text:p>
      <text:p text:style-name="P133">1 = Command/Cfg xxx = Kommando</text:p>
      <text:p text:style-name="P134"/>
      <text:p text:style-name="P135">IIII <text:s text:c="9"/>= <text:s/>Stream Index 0..15</text:p>
      <text:p text:style-name="Standard">0: Default für<text:s/>Diag/Konsole</text:p>
      <text:p text:style-name="Standard">1..15: frei</text:p>
      <text:p text:style-name="Standard"/>
      <text:p text:style-name="Standard"/>
      <text:p text:style-name="P136">Daten: SD[0..DA]</text:p>
      <text:p text:style-name="Standard"/>
      <text:p text:style-name="Standard">xxx <text:s text:c="2"/>= Nachrichten Index <text:s/>3 Bit 0..7</text:p>
      <text:p text:style-name="Standard"/>
      <text:p text:style-name="Standard">SD: Stream Daten</text:p>
      <text:p text:style-name="Standard"/>
      <text:p text:style-name="P137">DA: Datenanzahl = BN-Header.PS – sizeof(BN-Header) - sizeof(DS-Header)</text:p>
      <text:p text:style-name="P138"/>
      <text:p text:style-name="P139">Commands: Cxxx.NNNN SD0 SD1 SD2</text:p>
      <text:p text:style-name="P140"/>
      <text:p text:style-name="P141">xxx <text:s text:c="2"/>= Command</text:p>
      <text:p text:style-name="P142">0: Ack: Details in SD0</text:p>
      <text:p text:style-name="P143"><text:s text:c="7"/>SD0<text:s text:c="2"/>= 0: Ack</text:p>
      <text:p text:style-name="P144"><text:s text:c="7"/>SD0 != 0: Nack</text:p>
      <text:p text:style-name="P145">1: Re-Init des Strombuffers</text:p>
      <text:p text:style-name="P146">2: Connect Strom-Port destination to BN_ID:StromID given by SD0SD1:SD2</text:p>
      <text:p text:style-name="Standard"><text:span text:style-name="T147"><text:s text:c="5"/></text:span>SD0SD1 = Botnet Adresse, 0 für interne verbindung, SD2 Port</text:p>
      <text:p text:style-name="P148">3: Disconnect/Free port, SD0 Port</text:p>
      <text:p text:style-name="P149">4..15: Reserved</text:p>
      <text:p text:style-name="P150"/>
      <text:p text:style-name="P151"/>
      <text:p text:style-name="P152"/>
      <text:p text:style-name="Standard"><text:span text:style-name="T153">Acknowledge: 1000.NNNN SD0</text:span></text:p>
      <text:p text:style-name="P154"/>
      <text:p text:style-name="P155">SD0 <text:s text:c="2"/>= Acknowledge</text:p>
      <text:p text:style-name="Standard">0: ACK</text:p>
      <text:p text:style-name="Standard">1: NACK -&gt; Nochmals senden</text:p>
      <text:p text:style-name="Standard">2: NACK -&gt; Strombuffer ist voll</text:p>
      <text:p text:style-name="Standard">3: NACK -&gt; Strom Index nicht ok</text:p>
      <text:p text:style-name="Standard">4: NACK -&gt; Nachrichten Index stimmt nicht</text:p>
      <text:p text:style-name="Standard">5: NACK -&gt; Ziel antwortet nicht</text:p>
      <text:p text:style-name="Standard">6..15: frei</text:p>
      <text:p text:style-name="Standard"/>
      <text:p text:style-name="P156"/>
      <text:p text:style-name="P157"/>
      <text:p text:style-name="P158">Paket Protokoll:</text:p>
      <text:p text:style-name="P159"/>
      <text:p text:style-name="P160"/>
      <text:p text:style-name="P161">PS-Header: CIII.NNNN NNNN.NNNN</text:p>
      <text:p text:style-name="P162"/>
      <text:p text:style-name="P163">C: Command 1 Bit</text:p>
      <text:p text:style-name="P164">0 = Daten</text:p>
      <text:p text:style-name="P165">1 = Command</text:p>
      <text:p text:style-name="P166"/>
      <text:p text:style-name="P167">III <text:s text:c="9"/>= <text:s/>Packet Index 0..7</text:p>
      <text:p text:style-name="P168"/>
      <text:p text:style-name="P169">Daten: CIII NNNN NNNN.NNNN PD[0..DA]</text:p>
      <text:p text:style-name="Standard"/>
      <text:p text:style-name="Standard">NNNN NNNN.NNNN = Package Daten Offset <text:s/>12 Bit 1..4096</text:p>
      <text:p text:style-name="Standard"/>
      <text:p text:style-name="P170">PD: Package Daten</text:p>
      <text:p text:style-name="P171"/>
      <text:p text:style-name="P172">DA: Datenanzahl =<text:s/>BN-Header.PS – sizeof(BN-Header) - sizeof(PS-Header)</text:p>
      <text:p text:style-name="P173"/>
      <text:p text:style-name="P174">Commands: CIII NNNN PD0 PD1</text:p>
      <text:p text:style-name="P175"/>
      <text:p text:style-name="P176">NNNN <text:s text:c="2"/>= Commands</text:p>
      <text:p text:style-name="P177"/>
      <text:p text:style-name="P178"/>
      <text:p text:style-name="P179">0: Ack: Details in PD0, PD1 commando abhänging</text:p>
      <text:p text:style-name="P180"><text:s text:c="7"/>SD0 <text:s/>= 0: Ack</text:p>
      <text:p text:style-name="Standard"><text:span text:style-name="T181"><text:s text:c="7"/></text:span>SD0 != 0: Nack</text:p>
      <text:p text:style-name="Standard"/>
      <text:p text:style-name="Standard">1: Reserviere Platz für Packet PD0+PD1&lt;&lt;16= Packet größe (max.<text:s/>4096 Byte)</text:p>
      <text:p text:style-name="Standard">2: Freigeben Platz für Packet</text:p>
      <text:p text:style-name="Standard">3: Setze Checksumme für Packet <text:s/>PD0+PD1 (Aufsummierte Packetdaten + 1)</text:p>
      <text:p text:style-name="Standard">4: Frage Status Übertragung:</text:p>
      <text:p text:style-name="Standard"><text:s text:c="4"/>Status in PD1</text:p>
      <text:p text:style-name="Standard"><text:s text:c="8"/>0: Übertragunf komplett, kein Fehler</text:p>
      <text:p text:style-name="Standard"><text:s text:c="8"/>1: Übertragunf komplett, Checksummen Fehler</text:p>
      <text:p text:style-name="Standard"><text:s text:c="8"/>2: Übertragunf nicht komplett</text:p>
      <text:p text:style-name="Standard"/>
      <text:p text:style-name="Standard"><text:span text:style-name="T182">Acknowlege: 0III.NNNN</text:span></text:p>
      <text:p text:style-name="Standard"/>
      <text:p text:style-name="Standard">NNNN <text:s text:c="2"/>= Acknowlege</text:p>
      <text:p text:style-name="Standard">0: ACK</text:p>
      <text:p text:style-name="Standard">1: NACK -&gt; Nochmals senden</text:p>
      <text:p text:style-name="Standard">2: NACK -&gt; Package Index nicht ok</text:p>
      <text:p text:style-name="Standard">3: NACK -&gt; Package Daten Index nicht ok</text:p>
      <text:p text:style-name="Standard">4..15: frei</text:p>
      <text:p text:style-name="Standard"/>
      <text:p text:style-name="Standard"/>
      <text:p text:style-name="P183"/>
      <text:p text:style-name="Standard"/>
      <text:p text:style-name="Standard">I2C Spezial Kommandos, nur für<text:s/>Master/Slave nicht für Multi Master:</text:p>
      <text:p text:style-name="Standard"/>
      <text:p text:style-name="Standard"/>
      <text:p text:style-name="Standard">Anfrage Slave, Datentransfer</text:p>
      <text:p text:style-name="Standard">=&gt;0001.0000: CS CN CN</text:p>
      <text:p text:style-name="Standard">&lt;=0001.0000: CS CN CN</text:p>
      <text:p text:style-name="Standard"/>
      <text:p text:style-name="Standard">CNCN: Länge der nächsten Übertragung. Es können auch mehrer BN-Nachrichten auf einmal übertragen werden.</text:p>
      <text:p text:style-name="Standard">0 = keine Daten vorhanden</text:p>
      <text:p text:style-name="Standard"/>
      <text:p text:style-name="Standard">2Byte Sync:<text:s/>000C.CCCC BSSS.RTTT</text:p>
      <text:p text:style-name="P184">CCCCC = Data-Count, 0..64</text:p>
      <text:p text:style-name="P185">B = Bussy</text:p>
      <text:p text:style-name="P186">SSS = Checksumme: DataCntTx + Bussy + MsgCntTx + ChecksumOffset + 1</text:p>
      <text:p text:style-name="P187">R = Request reduced transmission</text:p>
      <text:p text:style-name="P188">TTT = Message Counter</text:p>
      <text:p text:style-name="P189"/>
      <text:p text:style-name="Standard">1..64 Byte BN-Daten: siehe oben</text:p>
      <text:p text:style-name="Standard"/>
      <text:p text:style-name="P190">1Byte Ack: 'F'=Fail; 'A' = Ack</text:p>
      <text:p text:style-name="P191"/>
      <text:p text:style-name="Standard">Links</text:p>
      <text:p text:style-name="Standard"/>
      <table:table table:style-name="Table192">
        <table:table-columns>
          <table:table-column table:style-name="TableColumn193"/>
          <table:table-column table:style-name="TableColumn194"/>
          <table:table-column table:style-name="TableColumn195"/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>
            <text:p text:style-name="P200"/>
          </table:table-cell>
          <table:table-cell table:style-name="TableCell201" table:number-columns-spanned="2">
            <text:p text:style-name="P202">Initial/Reset</text:p>
          </table:table-cell>
          <table:covered-table-cell/>
          <table:table-cell table:style-name="TableCell203" table:number-columns-spanned="2">
            <text:p text:style-name="P204">Runtime</text:p>
          </table:table-cell>
          <table:covered-table-cell/>
        </table:table-row>
        <table:table-row table:style-name="TableRow205">
          <table:table-cell table:style-name="TableCell206">
            <text:p text:style-name="P207"/>
          </table:table-cell>
          <table:table-cell table:style-name="TableCell208">
            <text:p text:style-name="P209">IsInit</text:p>
          </table:table-cell>
          <table:table-cell table:style-name="TableCell210">
            <text:p text:style-name="P211">IsOnline</text:p>
          </table:table-cell>
          <table:table-cell table:style-name="TableCell212">
            <text:p text:style-name="P213">IsInit</text:p>
          </table:table-cell>
          <table:table-cell table:style-name="TableCell214">
            <text:p text:style-name="P215">IsOnline</text:p>
          </table:table-cell>
        </table:table-row>
        <table:table-row table:style-name="TableRow216">
          <table:table-cell table:style-name="TableCell217">
            <text:p text:style-name="P218">Base</text:p>
          </table:table-cell>
          <table:table-cell table:style-name="TableCell219">
            <text:p text:style-name="P220">False</text:p>
          </table:table-cell>
          <table:table-cell table:style-name="TableCell221">
            <text:p text:style-name="P222">False</text:p>
          </table:table-cell>
          <table:table-cell table:style-name="TableCell223">
            <text:p text:style-name="P224">False</text:p>
          </table:table-cell>
          <table:table-cell table:style-name="TableCell225">
            <text:p text:style-name="P226">False</text:p>
          </table:table-cell>
        </table:table-row>
        <table:table-row table:style-name="TableRow227">
          <table:table-cell table:style-name="TableCell228">
            <text:p text:style-name="P229">Comport</text:p>
          </table:table-cell>
          <table:table-cell table:style-name="TableCell230">
            <text:p text:style-name="P231">True</text:p>
          </table:table-cell>
          <table:table-cell table:style-name="TableCell232">
            <text:p text:style-name="P233">True</text:p>
          </table:table-cell>
          <table:table-cell table:style-name="TableCell234">
            <text:p text:style-name="P235">True</text:p>
          </table:table-cell>
          <table:table-cell table:style-name="TableCell236">
            <text:p text:style-name="P237">True</text:p>
          </table:table-cell>
        </table:table-row>
        <table:table-row table:style-name="TableRow238">
          <table:table-cell table:style-name="TableCell239">
            <text:p text:style-name="P240">Botcom</text:p>
          </table:table-cell>
          <table:table-cell table:style-name="TableCell241">
            <text:p text:style-name="P242">True</text:p>
          </table:table-cell>
          <table:table-cell table:style-name="TableCell243">
            <text:p text:style-name="P244">True</text:p>
          </table:table-cell>
          <table:table-cell table:style-name="TableCell245">
            <text:p text:style-name="P246">True</text:p>
          </table:table-cell>
          <table:table-cell table:style-name="TableCell247">
            <text:p text:style-name="P248">True</text:p>
          </table:table-cell>
        </table:table-row>
        <table:table-row table:style-name="TableRow249"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>I2C UL</text:p>
          </table:table-cell>
          <table:table-cell table:style-name="TableCell263">
            <text:p text:style-name="P264">True</text:p>
          </table:table-cell>
          <table:table-cell table:style-name="TableCell265">
            <text:p text:style-name="P266">False</text:p>
          </table:table-cell>
          <table:table-cell table:style-name="TableCell267">
            <text:p text:style-name="P268">True</text:p>
          </table:table-cell>
          <table:table-cell table:style-name="TableCell269">
            <text:p text:style-name="P270">OnSync(Pos.): True</text:p>
            <text:p text:style-name="P271">100ms kein Sync: False</text:p>
          </table:table-cell>
        </table:table-row>
        <table:table-row table:style-name="TableRow272">
          <table:table-cell table:style-name="TableCell273">
            <text:p text:style-name="P274">I2C DL</text:p>
          </table:table-cell>
          <table:table-cell table:style-name="TableCell275">
            <text:p text:style-name="P276">True</text:p>
          </table:table-cell>
          <table:table-cell table:style-name="TableCell277">
            <text:p text:style-name="P278">False</text:p>
          </table:table-cell>
          <table:table-cell table:style-name="TableCell279">
            <text:p text:style-name="P280">True</text:p>
          </table:table-cell>
          <table:table-cell table:style-name="TableCell281">
            <text:p text:style-name="P282">OnSync(Pos.): True</text:p>
            <text:p text:style-name="P283">OnSync(Neg.): False</text:p>
          </table:table-cell>
        </table:table-row>
        <table:table-row table:style-name="TableRow284"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</table:table-row>
        <table:table-row table:style-name="TableRow295">
          <table:table-cell table:style-name="TableCell296">
            <text:p text:style-name="P297">nRf905 UL</text:p>
          </table:table-cell>
          <table:table-cell table:style-name="TableCell298">
            <text:p text:style-name="P299">HwInit(Pos.): True</text:p>
            <text:p text:style-name="P300">HwInit(Neg.): False</text:p>
          </table:table-cell>
          <table:table-cell table:style-name="TableCell301">
            <text:p text:style-name="P302">False</text:p>
          </table:table-cell>
          <table:table-cell table:style-name="TableCell303">
            <text:p text:style-name="P304">Wie Initial</text:p>
          </table:table-cell>
          <table:table-cell table:style-name="TableCell305">
            <text:p text:style-name="P306">OnSync(Pos.): True</text:p>
            <text:p text:style-name="Standard"><text:span text:style-name="T307">100ms kein Sync: False</text:span></text:p>
          </table:table-cell>
        </table:table-row>
        <table:table-row table:style-name="TableRow308">
          <table:table-cell table:style-name="TableCell309">
            <text:p text:style-name="P310">nRf905 DL</text:p>
          </table:table-cell>
          <table:table-cell table:style-name="TableCell311">
            <text:p text:style-name="P312">HwInit(Pos.): True</text:p>
            <text:p text:style-name="P313">HwInit(Neg.): False</text:p>
          </table:table-cell>
          <table:table-cell table:style-name="TableCell314">
            <text:p text:style-name="P315">False</text:p>
          </table:table-cell>
          <table:table-cell table:style-name="TableCell316">
            <text:p text:style-name="P317">Wie Initial</text:p>
          </table:table-cell>
          <table:table-cell table:style-name="TableCell318">
            <text:p text:style-name="P319">OnSync(Pos.): True</text:p>
            <text:p text:style-name="P320">OnSync(10 x Neg.): False</text:p>
          </table:table-cell>
        </table:table-row>
        <table:table-row table:style-name="TableRow321"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</table:table-row>
        <table:table-row table:style-name="TableRow332">
          <table:table-cell table:style-name="TableCell333">
            <text:p text:style-name="P334">nRf905Net UL</text:p>
          </table:table-cell>
          <table:table-cell table:style-name="TableCell335">
            <text:p text:style-name="P336">Wie nRf905</text:p>
          </table:table-cell>
          <table:table-cell table:style-name="TableCell337">
            <text:p text:style-name="P338">Wie nRf905</text:p>
          </table:table-cell>
          <table:table-cell table:style-name="TableCell339">
            <text:p text:style-name="P340">Wie nRf905</text:p>
          </table:table-cell>
          <table:table-cell table:style-name="TableCell341">
            <text:p text:style-name="P342">OnSessionStart: True; nRf905.IsOnline True<text:line-break/>OnSessionStop: False; nRf905.IsOnline False</text:p>
            <text:p text:style-name="P343"/>
            <text:p text:style-name="P344">If (IsOnline) &amp;&amp;</text:p>
            <text:p text:style-name="P345">(!nRf905.IsOnline) OnSessionStop</text:p>
            <text:p text:style-name="P346"/>
          </table:table-cell>
        </table:table-row>
        <table:table-row table:style-name="TableRow347">
          <table:table-cell table:style-name="TableCell348">
            <text:p text:style-name="P349">nRf905Net DL</text:p>
          </table:table-cell>
          <table:table-cell table:style-name="TableCell350">
            <text:p text:style-name="P351">Wie nRf905</text:p>
          </table:table-cell>
          <table:table-cell table:style-name="TableCell352">
            <text:p text:style-name="P353">Wie<text:s/>nRf905</text:p>
          </table:table-cell>
          <table:table-cell table:style-name="TableCell354">
            <text:p text:style-name="P355">Wie nRf905</text:p>
          </table:table-cell>
          <table:table-cell table:style-name="TableCell356">
            <text:p text:style-name="P357">OnSessionStart: True; nRf905.IsOnline True</text:p>
            <text:p text:style-name="P358">OnSessionStop: False;</text:p>
            <text:p text:style-name="P359">nRf905.IsOnline False</text:p>
            <text:p text:style-name="P360"/>
            <text:p text:style-name="P361">If (IsOnline) &amp;&amp;</text:p>
            <text:p text:style-name="P362">(!nRf905.IsOnline) OnSessionStop</text:p>
          </table:table-cell>
        </table:table-row>
      </table:table>
      <text:p text:style-name="P363"><text:s text:c="49"/></text:p>
      <text:p text:style-name="P364"/>
      <text:p text:style-name="Standard">Bei „Not IsOnline“ werden die<text:s/>Nachrichten nicht an den Links weitergeleitet und verworfe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65"/>
      <text:p text:style-name="Standard">Session Start:</text:p>
      <text:p text:style-name="Standard"/>
      <text:p text:style-name="Standard"/>
      <text:p text:style-name="Standard"><draw:custom-shape svg:x="2.49528in" svg:y="0.00472in" svg:width="0.92431in" svg:height="0.34792in" draw:z-index="12" draw:id="id1" draw:style-name="a1" draw:name="Rechteck 3" text:anchor-type="paragraph"><svg:title/><svg:desc/><text:p text:style-name="P366"><text:span text:style-name="T367">Slave</text:span></text:p><draw:enhanced-geometry draw:type="non-primitive" svg:viewBox="0 0 21600 21600" draw:enhanced-path="M 0 0 L 21600 0 21600 21600 0 21600 Z N"/></draw:custom-shape></text:p>
      <text:p text:style-name="Standard"/>
      <text:p text:style-name="Standard"/>
      <text:p text:style-name="Standard"><draw:custom-shape svg:x="4.82835in" svg:y="0.03622in" svg:width="0.52778in" svg:height="0.48056in" draw:z-index="17" draw:id="id2" draw:style-name="a2" draw:name="Rechteck 8" text:anchor-type="paragraph"><svg:title/><svg:desc/><text:p text:style-name="P368"><text:span text:style-name="T369">Empfangs</text:span></text:p><text:p text:style-name="P370"><text:span text:style-name="T371">bereit</text:span></text:p><draw:enhanced-geometry draw:type="non-primitive" svg:viewBox="0 0 21600 21600" draw:enhanced-path="M 0 0 L 21600 0 21600 21600 0 21600 Z N"/></draw:custom-shape><draw:custom-shape svg:x="4.05984in" svg:y="0.03976in" svg:width="0.52778in" svg:height="0.48056in" draw:z-index="16" draw:id="id3" draw:style-name="a3" draw:name="Rechteck 7" text:anchor-type="paragraph"><svg:title/><svg:desc/><text:p text:style-name="P372"><text:span text:style-name="T373">Set</text:span></text:p><text:p text:style-name="P374"><text:span text:style-name="T375">Cfg</text:span></text:p><draw:enhanced-geometry draw:type="non-primitive" svg:viewBox="0 0 21600 21600" draw:enhanced-path="M 0 0 L 21600 0 21600 21600 0 21600 Z N"/></draw:custom-shape><draw:custom-shape svg:x="1.96102in" svg:y="0.02205in" svg:width="0.52778in" svg:height="0.48056in" draw:z-index="14" draw:id="id4" draw:style-name="a4" draw:name="Rechteck 5" text:anchor-type="paragraph"><svg:title/><svg:desc/><text:p text:style-name="P376"><text:span text:style-name="T377">Ping</text:span></text:p><text:p text:style-name="P378"><text:span text:style-name="T379">Done</text:span></text:p><draw:enhanced-geometry draw:type="non-primitive" svg:viewBox="0 0 21600 21600" draw:enhanced-path="M 0 0 L 21600 0 21600 21600 0 21600 Z N"/></draw:custom-shape><draw:custom-shape svg:x="1.3689in" svg:y="0.01024in" svg:width="0.40556in" svg:height="0.49167in" draw:z-index="13" draw:id="id5" draw:style-name="a5" draw:name="Rechteck 4" text:anchor-type="paragraph"><svg:title/><svg:desc/><text:p text:style-name="P380"><text:span text:style-name="T381">Ping</text:span></text:p><draw:enhanced-geometry draw:type="non-primitive" svg:viewBox="0 0 21600 21600" draw:enhanced-path="M 0 0 L 21600 0 21600 21600 0 21600 Z N"/></draw:custom-shape><draw:custom-shape svg:x="2.7252in" svg:y="0.02283in" svg:width="0.52778in" svg:height="0.48056in" draw:z-index="15" draw:id="id6" draw:style-name="a6" draw:name="Rechteck 6" text:anchor-type="paragraph"><svg:title/><svg:desc/><text:p text:style-name="P382"><text:span text:style-name="T383">Empfangs</text:span></text:p><text:p text:style-name="P384"><text:span text:style-name="T385">bereit</text:span></text:p><draw:enhanced-geometry draw:type="non-primitive" svg:viewBox="0 0 21600 21600" draw:enhanced-path="M 0 0 L 21600 0 21600 21600 0 21600 Z N"/></draw:custom-shape><draw:custom-shape svg:x="0.06102in" svg:y="0.0063in" svg:width="0.37639in" svg:height="0.48056in" draw:z-index="31" draw:id="id7" draw:style-name="a7" draw:name="Rechteck 1" text:anchor-type="paragraph"><svg:title/><svg:desc/><text:p text:style-name="P386"><text:span text:style-name="T387">Status</text:span></text:p><draw:enhanced-geometry draw:type="non-primitive" svg:viewBox="0 0 21600 21600" draw:enhanced-path="M 0 0 L 21600 0 21600 21600 0 21600 Z N"/></draw:custom-shape><draw:custom-shape svg:x="6.03543in" svg:y="0.0374in" svg:width="0.52778in" svg:height="0.48056in" draw:z-index="18" draw:id="id8" draw:style-name="a8" draw:name="Rechteck 9" text:anchor-type="paragraph"><svg:title/><svg:desc/><text:p text:style-name="P388"><text:span text:style-name="T389">Sync</text:span></text:p><draw:enhanced-geometry draw:type="non-primitive" svg:viewBox="0 0 21600 21600" draw:enhanced-path="M 0 0 L 21600 0 21600 21600 0 21600 Z N"/></draw:custom-shape></text:p>
      <text:p text:style-name="Standard"/>
      <text:p text:style-name="Standard"><draw:connector draw:type="curve" svg:x1="5.08386in" svg:y1="1.75575in" svg:x2="6.04497in" svg:y2="0.1252in" draw:z-index="30" draw:id="id9" draw:style-name="a10" draw:name="Verbinder: gekrümmt 84" text:anchor-type="paragraph"><svg:title/><svg:desc/></draw:connector><draw:connector draw:type="curve" svg:x1="2.66024in" svg:y1="1.7436in" svg:x2="4.05121in" svg:y2="0.1311in" draw:z-index="27" draw:id="id10" draw:style-name="a12" draw:name="Verbinder: gekrümmt 71" text:anchor-type="paragraph"><svg:title/><svg:desc/></draw:connector><draw:connector draw:type="curve" svg:x1="1.76327in" svg:y1="0.12087in" svg:x2="0.66535in" svg:y2="1.72851in" draw:z-index="26" draw:id="id11" draw:style-name="a14" draw:name="Verbinder: gekrümmt 70" text:anchor-type="paragraph"><svg:title/><svg:desc/></draw:connector><draw:connector draw:type="line" svg:x1="-0.06772in" svg:y1="0.10354in" svg:x2="6.71145in" svg:y2="0.14035in" draw:z-index="32" draw:id="id12" draw:style-name="a16" draw:name="Gerade Verbindung mit Pfeil 2" text:anchor-type="paragraph"><svg:title/><svg:desc/></draw:connector>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svg:x="2.49528in" svg:y="0.00472in" svg:width="0.92431in" svg:height="0.34792in" draw:z-index="21" draw:id="id13" draw:style-name="a17" draw:name="Rechteck 31" text:anchor-type="paragraph"><svg:title/><svg:desc/><text:p text:style-name="P390"><text:span text:style-name="T391">Master</text:span></text:p><draw:enhanced-geometry draw:type="non-primitive" svg:viewBox="0 0 21600 21600" draw:enhanced-path="M 0 0 L 21600 0 21600 21600 0 21600 Z N"/></draw:custom-shape></text:p>
      <text:p text:style-name="Standard"/>
      <text:p text:style-name="Standard"/>
      <text:p text:style-name="Standard"><draw:custom-shape svg:x="4.55472in" svg:y="0.03071in" svg:width="0.52778in" svg:height="0.48056in" draw:z-index="25" draw:id="id14" draw:style-name="a18" draw:name="Rechteck 48" text:anchor-type="paragraph"><svg:title/><svg:desc/><text:p text:style-name="P392"><text:span text:style-name="T393">Start Send</text:span></text:p><text:p text:style-name="P394"><text:span text:style-name="T395">Sync</text:span></text:p><draw:enhanced-geometry draw:type="non-primitive" svg:viewBox="0 0 21600 21600" draw:enhanced-path="M 0 0 L 21600 0 21600 21600 0 21600 Z N"/></draw:custom-shape><draw:custom-shape svg:x="3.68819in" svg:y="0.02913in" svg:width="0.52778in" svg:height="0.48056in" draw:z-index="29" draw:id="id15" draw:style-name="a19" draw:name="Rechteck 78" text:anchor-type="paragraph"><svg:title/><svg:desc/><text:p text:style-name="P396"><text:span text:style-name="T397">5ms<text:s/></text:span><text:span text:style-name="T398">warten</text:span></text:p><draw:enhanced-geometry draw:type="non-primitive" svg:viewBox="0 0 21600 21600" draw:enhanced-path="M 0 0 L 21600 0 21600 21600 0 21600 Z N"/></draw:custom-shape><draw:custom-shape svg:x="2.98661in" svg:y="0.01339in" svg:width="0.52778in" svg:height="0.48056in" draw:z-index="28" draw:id="id16" draw:style-name="a20" draw:name="Rechteck 77" text:anchor-type="paragraph"><svg:title/><svg:desc/><text:p text:style-name="P399"><text:span text:style-name="T400">Set</text:span></text:p><text:p text:style-name="P401"><text:span text:style-name="T402">Online</text:span></text:p><draw:enhanced-geometry draw:type="non-primitive" svg:viewBox="0 0 21600 21600" draw:enhanced-path="M 0 0 L 21600 0 21600 21600 0 21600 Z N"/></draw:custom-shape><draw:custom-shape svg:x="1.38661in" svg:y="0.01614in" svg:width="0.52778in" svg:height="0.48056in" draw:z-index="23" draw:id="id17" draw:style-name="a21" draw:name="Rechteck 46" text:anchor-type="paragraph"><svg:title/><svg:desc/><text:p text:style-name="P403"><text:span text:style-name="T404">5ms warten</text:span></text:p><draw:enhanced-geometry draw:type="non-primitive" svg:viewBox="0 0 21600 21600" draw:enhanced-path="M 0 0 L 21600 0 21600 21600 0 21600 Z N"/></draw:custom-shape><draw:custom-shape svg:x="2.14291in" svg:y="0.02205in" svg:width="0.52778in" svg:height="0.48056in" draw:z-index="22" draw:id="id18" draw:style-name="a22" draw:name="Rechteck 44" text:anchor-type="paragraph"><svg:title/><svg:desc/><text:p text:style-name="P405"><text:span text:style-name="T406">Send Session Start</text:span></text:p><draw:enhanced-geometry draw:type="non-primitive" svg:viewBox="0 0 21600 21600" draw:enhanced-path="M 0 0 L 21600 0 21600 21600 0 21600 Z N"/></draw:custom-shape><draw:custom-shape svg:x="0.67559in" svg:y="0.02008in" svg:width="0.52778in" svg:height="0.48056in" draw:z-index="24" draw:id="id19" draw:style-name="a23" draw:name="Rechteck 43" text:anchor-type="paragraph"><svg:title/><svg:desc/><text:p text:style-name="P407"><text:span text:style-name="T408">Set</text:span></text:p><text:p text:style-name="P409"><text:span text:style-name="T410">Cfg</text:span></text:p><draw:enhanced-geometry draw:type="non-primitive" svg:viewBox="0 0 21600 21600" draw:enhanced-path="M 0 0 L 21600 0 21600 21600 0 21600 Z N"/></draw:custom-shape></text:p>
      <text:p text:style-name="Standard"/>
      <text:p text:style-name="Standard"><draw:connector draw:type="line" svg:x1="-0.06772in" svg:y1="0.10354in" svg:x2="6.71145in" svg:y2="0.14035in" draw:z-index="20" draw:id="id20" draw:style-name="a25" draw:name="Gerade Verbindung mit Pfeil 49" text:anchor-type="paragraph"><svg:title/><svg:desc/></draw:connector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11"/>
      <text:p text:style-name="Standard"/>
      <text:soft-page-break/>
      <text:p text:style-name="Standard"><draw:g draw:name="Canvas 59" draw:id="id96" draw:style-name="a141" text:anchor-type="as-char"><svg:title/><svg:desc/><draw:custom-shape svg:x="1.73851in" svg:y="4.12367in" svg:width="1.03125in" svg:height="0.29167in" draw:id="id21" draw:style-name="a26" draw:name="Rechteck 43"><svg:title/><svg:desc/><text:p text:style-name="P412">PowerDown</text:p><draw:enhanced-geometry draw:type="non-primitive" svg:viewBox="0 0 21600 21600" draw:enhanced-path="M 0 0 L 21600 0 21600 21600 0 21600 Z N"/></draw:custom-shape><draw:custom-shape svg:x="1.3125in" svg:y="0.22917in" svg:width="1.52083in" svg:height="0.42708in" draw:id="id22" draw:style-name="a27" draw:name="Rectangle: Rounded Corners 65"><svg:title/><svg:desc/><text:p text:style-name="P413">EnterOffline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onnector draw:type="curve" svg:x1="1.24623in" svg:y1="0.48294in" draw:start-shape="id22" draw:start-glue-point="2" svg:x2="1.89961in" svg:y2="1.48294in" draw:end-shape="id23" draw:end-glue-point="0" draw:id="id24" draw:style-name="a29" draw:transform="translate(-1.57292in -0.98294in) rotate(-1.5708) translate(1.57292in 0.98294in)" draw:name="Connector: Curved 66"><svg:title/><svg:desc/></draw:connector><draw:connector draw:type="curve" svg:x1="0.22396in" svg:y1="3.21384in" draw:start-shape="id25" draw:start-glue-point="3" svg:x2="0.42708in" svg:y2="4.54578in" draw:end-shape="id26" draw:end-glue-point="2" draw:id="id27" draw:style-name="a31" draw:transform="translate(-0.32552in -3.87981in) rotate(-3.14159) translate(0.32552in 3.87981in)" draw:name="Connector: Curved 67"><svg:title/><svg:desc/></draw:connector><draw:connector draw:type="curve" svg:x1="1.61458in" svg:y1="3.58748in" draw:start-shape="id28" draw:start-glue-point="1" svg:x2="2.23958in" svg:y2="3.76933in" draw:end-shape="id29" draw:end-glue-point="0" draw:id="id30" draw:style-name="a33" draw:name="Connector: Curved 68"><svg:title/><svg:desc/></draw:connector><draw:connector draw:type="curve" svg:x1="1.85873in" svg:y1="4.15036in" draw:start-shape="id21" draw:start-glue-point="2" svg:x2="1.98916in" svg:y2="4.81075in" draw:end-shape="id25" draw:end-glue-point="1" draw:id="id31" draw:style-name="a35" draw:transform="translate(-1.92394in -4.48056in) rotate(-1.5708) translate(1.92394in 4.48056in)" draw:name="Connector: Curved 69"><svg:title/><svg:desc/></draw:connector><draw:connector draw:type="curve" svg:x1="2.11968in" svg:y1="2.82197in" draw:start-shape="id32" draw:start-glue-point="2" svg:x2="2.28444in" svg:y2="2.8428in" draw:end-shape="id33" draw:end-glue-point="0" draw:id="id34" draw:style-name="a37" draw:transform="translate(-2.20206in -2.83238in) rotate(-1.5708) translate(2.20206in 2.83238in)" draw:name="Connector: Curved 70"><svg:title/><svg:desc/></draw:connector><draw:connector draw:type="curve" svg:x1="2.33539in" svg:y1="4.02787in" draw:start-shape="id29" draw:start-glue-point="2" svg:x2="2.15833in" svg:y2="4.04242in" draw:end-shape="id21" draw:end-glue-point="0" draw:id="id35" draw:style-name="a39" draw:transform="translate(-2.24686in -4.03515in) rotate(-4.71239) translate(2.24686in 4.03515in)" draw:name="Connector: Curved 71"><svg:title/><svg:desc/></draw:connector><draw:connector draw:type="curve" svg:x1="0.9056in" svg:y1="1.68578in" draw:start-shape="id23" draw:start-glue-point="2" svg:x2="1.22982in" svg:y2="1.6962in" draw:end-shape="id36" draw:end-glue-point="0" draw:id="id37" draw:style-name="a41" draw:transform="translate(-1.06771in -1.69099in) rotate(-1.5708) translate(1.06771in 1.69099in)" draw:name="Connector: Curved 72"><svg:title/><svg:desc/></draw:connector><draw:connector draw:type="curve" svg:x1="0.77344in" svg:y1="4.89213in" draw:start-shape="id38" draw:start-glue-point="2" svg:x2="0.66406in" svg:y2="5.47546in" draw:end-shape="id38" draw:end-glue-point="3" draw:id="id39" draw:style-name="a43" draw:transform="translate(-0.71875in -5.1838in) rotate(-1.5708) translate(0.71875in 5.1838in)" draw:name="Connector: Curved 73"><svg:title/><svg:desc/></draw:connector><draw:custom-shape svg:x="0.48958in" svg:y="1.30963in" svg:width="1.16667in" svg:height="0.21924in" draw:id="id23" draw:style-name="a44" draw:name="Flowchart: Terminator 74"><svg:title/><svg:desc/><text:p text:style-name="P414">Idle</text:p><text:p text:style-name="P415"/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svg:x="0.47917in" svg:y="1.8531in" svg:width="1.16667in" svg:height="0.21875in" draw:id="id36" draw:style-name="a45" draw:name="Flowchart: Terminator 75"><svg:title/><svg:desc/><text:p text:style-name="P416">SendPing</text:p><text:p text:style-name="P417"> </text:p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svg:x="0.44792in" svg:y="3.4781in" svg:width="1.16667in" svg:height="0.21875in" draw:id="id28" draw:style-name="a46" draw:name="Flowchart: Terminator 79"><svg:title/><svg:desc/><text:p text:style-name="P418">WaitPing</text:p><text:p text:style-name="P419"> </text:p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svg:x="0.42708in" svg:y="4.4364in" svg:width="1.16667in" svg:height="0.21875in" draw:id="id25" draw:style-name="a47" draw:name="Flowchart: Terminator 80"><svg:title/><svg:desc/><text:p text:style-name="P420">Wait</text:p><text:p text:style-name="P421"> </text:p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svg:x="0.42708in" svg:y="5.01974in" svg:width="1.16667in" svg:height="0.21875in" draw:id="id38" draw:style-name="a48" draw:name="Flowchart: Terminator 81"><svg:title/><svg:desc/><text:p text:style-name="P422">RemoteUp</text:p><text:p text:style-name="P423"> </text:p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svg:x="1.92708in" svg:y="3.76933in" svg:width="0.625in" svg:height="0.17729in" draw:id="id29" draw:style-name="a49" draw:name="Flowchart: Preparation 83"><svg:title/><svg:desc/><text:p text:style-name="P424">1s</text:p><draw:enhanced-geometry draw:type="non-primitive" svg:viewBox="0 0 10 10" draw:enhanced-path="M 0 5 L 2 0 8 0 10 5 8 10 2 10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10"/><draw:equation draw:name="f6" draw:formula="?f1 - ?f0"/><draw:equation draw:name="f7" draw:formula="?f6 / 5"/><draw:equation draw:name="f8" draw:formula="?f6 / 10"/><draw:equation draw:name="f9" draw:formula="?f6 * 4 / 5"/><draw:equation draw:name="f10" draw:formula="?f7 / ?f8"/><draw:equation draw:name="f11" draw:formula="?f9 / ?f8"/><draw:equation draw:name="f12" draw:formula="?f2 / ?f5"/><draw:equation draw:name="f13" draw:formula="?f3 / ?f5"/></draw:enhanced-geometry></draw:custom-shape><draw:custom-shape svg:x="1.69685in" svg:y="2.15435in" svg:width="1.03125in" svg:height="0.21023in" draw:id="id40" draw:style-name="a50" draw:name="Rechteck 43"><svg:title/><svg:desc/><text:p text:style-name="P425">Set PingTimeout</text:p><draw:enhanced-geometry draw:type="non-primitive" svg:viewBox="0 0 21600 21600" draw:enhanced-path="M 0 0 L 21600 0 21600 21600 0 21600 Z N"/></draw:custom-shape><draw:custom-shape svg:x="1.69685in" svg:y="2.53977in" svg:width="1.03125in" svg:height="0.21023in" draw:id="id32" draw:style-name="a51" draw:name="Rechteck 43"><svg:title/><svg:desc/><text:p text:style-name="P426">Set PingIntervall</text:p><draw:enhanced-geometry draw:type="non-primitive" svg:viewBox="0 0 21600 21600" draw:enhanced-path="M 0 0 L 21600 0 21600 21600 0 21600 Z N"/></draw:custom-shape><draw:custom-shape svg:x="1.67602in" svg:y="2.91477in" svg:width="1.03125in" svg:height="0.21023in" draw:id="id33" draw:style-name="a52" draw:name="Rechteck 43"><svg:title/><svg:desc/><text:p text:style-name="P427">SendPing</text:p><draw:enhanced-geometry draw:type="non-primitive" svg:viewBox="0 0 21600 21600" draw:enhanced-path="M 0 0 L 21600 0 21600 21600 0 21600 Z N"/></draw:custom-shape><draw:connector draw:type="curve" svg:x1="2.12488in" svg:y1="2.45218in" draw:start-shape="id40" draw:start-glue-point="2" svg:x2="2.30007in" svg:y2="2.46606in" draw:end-shape="id32" draw:end-glue-point="0" draw:id="id41" draw:style-name="a54" draw:transform="translate(-2.21248in -2.45912in) rotate(-1.5708) translate(2.21248in 2.45912in)" draw:name="Connector: Curved 87"><svg:title/><svg:desc/></draw:connector><draw:connector draw:type="curve" svg:x1="6.08451in" svg:y1="8.04391in" draw:start-shape="id42" draw:start-glue-point="2" svg:x2="6.3422in" svg:y2="8.05256in" draw:end-shape="id43" draw:end-glue-point="0" draw:id="id44" draw:style-name="a56" draw:transform="translate(-6.21336in -8.04823in) rotate(-1.5708) translate(6.21336in 8.04823in)" draw:name="Connector: Curved 88"><svg:title/><svg:desc/></draw:connector><draw:connector draw:type="curve" svg:x1="1.4349in" svg:y1="2.72135in" draw:start-shape="id33" draw:start-glue-point="2" svg:x2="1.788in" svg:y2="3.88175in" draw:end-shape="id28" draw:end-glue-point="0" draw:id="id45" draw:style-name="a58" draw:transform="translate(-1.61145in -3.30155in) rotate(-1.5708) translate(1.61145in 3.30155in)" draw:name="Connector: Curved 89"><svg:title/><svg:desc/></draw:connector><draw:connector draw:type="curve" svg:x1="1.64583in" svg:y1="1.96248in" draw:start-shape="id36" draw:start-glue-point="1" svg:x2="2.21248in" svg:y2="2.15435in" draw:end-shape="id40" draw:end-glue-point="0" draw:id="id46" draw:style-name="a60" draw:name="Connector: Curved 90"><svg:title/><svg:desc/></draw:connector><draw:custom-shape svg:x="5.59338in" svg:y="0.71768in" svg:width="1.16667in" svg:height="0.21875in" draw:id="id47" draw:style-name="a61" draw:name="Flowchart: Terminator 95"><svg:title/><svg:desc/><text:p text:style-name="P428"><text:span text:style-name="T429">SendPingCfgStart</text:span></text:p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svg:x="5.47917in" svg:y="1.23852in" svg:width="1.39477in" svg:height="0.26148in" draw:id="id48" draw:style-name="a62" draw:name="Flowchart: Terminator 96"><svg:title/><svg:desc/><text:p text:style-name="P430"><text:span text:style-name="T431">SendPingCfgStart_Done</text:span></text:p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svg:x="5.59338in" svg:y="1.81004in" svg:width="1.16667in" svg:height="0.21875in" draw:id="id49" draw:style-name="a63" draw:name="Flowchart: Terminator 97"><svg:title/><svg:desc/><text:p text:style-name="P432"><text:span text:style-name="T433">SendStatusTxStart</text:span></text:p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svg:x="5.42778in" svg:y="2.73298in" svg:width="1.5406in" svg:height="0.20727in" draw:id="id50" draw:style-name="a64" draw:name="Flowchart: Terminator 98"><svg:title/><svg:desc/><text:p text:style-name="P434"><text:span text:style-name="T435">SendStatusTxStart_Done</text:span></text:p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svg:x="5.62393in" svg:y="3.26314in" svg:width="1.16667in" svg:height="0.21875in" draw:id="id51" draw:style-name="a65" draw:name="Flowchart: Terminator 99"><svg:title/><svg:desc/><text:p text:style-name="P436">SendPingTxStart</text:p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svg:x="5.51004in" svg:y="3.78397in" svg:width="1.39444in" svg:height="0.26111in" draw:id="id52" draw:style-name="a66" draw:name="Flowchart: Terminator 100"><svg:title/><svg:desc/><text:p text:style-name="P437">SendPingTxStart_Done</text:p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svg:x="5.61282in" svg:y="4.28883in" svg:width="1.16667in" svg:height="0.21875in" draw:id="id53" draw:style-name="a67" draw:name="Flowchart: Terminator 101"><svg:title/><svg:desc/><text:p text:style-name="P438">WaitPing</text:p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svg:x="5.44754in" svg:y="4.99369in" svg:width="1.54028in" svg:height="0.20694in" draw:id="id54" draw:style-name="a68" draw:name="Flowchart: Terminator 102"><svg:title/><svg:desc/><text:p text:style-name="P439">WaitSessionStart</text:p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svg:x="5.47986in" svg:y="5.4555in" svg:width="1.45833in" svg:height="0.25665in" draw:id="id55" draw:style-name="a69" draw:name="Flowchart: Terminator 103"><svg:title/><svg:desc/><text:p text:style-name="P440">SessionSync_DoneAck</text:p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svg:x="5.44754in" svg:y="5.92078in" svg:width="1.54028in" svg:height="0.20694in" draw:id="id56" draw:style-name="a70" draw:name="Flowchart: Terminator 104"><svg:title/><svg:desc/><text:p text:style-name="P441">SessionSync_DoneNack</text:p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svg:x="5.51004in" svg:y="7.17708in" svg:width="1.48782in" svg:height="0.20174in" draw:id="id57" draw:style-name="a71" draw:name="Flowchart: Terminator 105"><svg:title/><svg:desc/><text:p text:style-name="P442">WaitSessionStatusCfgStart</text:p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svg:x="5.44754in" svg:y="7.71244in" svg:width="1.54028in" svg:height="0.20694in" draw:id="id42" draw:style-name="a72" draw:name="Flowchart: Terminator 106"><svg:title/><svg:desc/><text:p text:style-name="P443">WaitSessionStatusCfgDone</text:p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svg:x="5.47986in" svg:y="8.51042in" svg:width="1.45833in" svg:height="0.19132in" draw:id="id58" draw:style-name="a73" draw:name="Flowchart: Terminator 107"><svg:title/><svg:desc/><text:p text:style-name="P444">WaitStatusDone</text:p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svg:x="5.47917in" svg:y="9.07703in" svg:width="1.54028in" svg:height="0.20694in" draw:id="id59" draw:style-name="a74" draw:name="Flowchart: Terminator 108"><svg:title/><svg:desc/><text:p text:style-name="P445">Wait</text:p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onnector draw:type="curve" svg:x1="0.88472in" svg:y1="2.62324in" draw:start-shape="id26" draw:start-glue-point="0" svg:x2="-0.1816in" svg:y2="2.36803in" draw:end-shape="id36" draw:end-glue-point="3" draw:id="id60" draw:style-name="a76" draw:transform="translate(-0.35156in -2.49564in) rotate(-1.5708) translate(0.35156in 2.49564in)" draw:name="Connector: Curved 109"><svg:title/><svg:desc/></draw:connector><draw:connector draw:type="curve" svg:x1="5.1907in" svg:y1="5.23167in" draw:start-shape="id61" draw:start-glue-point="2" svg:x2="5.12771in" svg:y2="5.87299in" draw:end-shape="id55" draw:end-glue-point="3" draw:id="id62" draw:style-name="a78" draw:transform="translate(-5.1592in -5.55233in) rotate(-4.71239) translate(5.1592in 5.55233in)" draw:name="Connector: Curved 110"><svg:title/><svg:desc/></draw:connector><draw:connector draw:type="curve" svg:x1="5.56719in" svg:y1="5.72234in" draw:start-shape="id61" draw:start-glue-point="0" svg:x2="5.48903in" svg:y2="4.3432in" draw:end-shape="id54" draw:end-glue-point="0" draw:id="id63" draw:style-name="a80" draw:transform="translate(-5.52811in -5.03277in) rotate(-1.5708) translate(5.52811in 5.03277in)" draw:name="Connector: Curved 111"><svg:title/><svg:desc/></draw:connector><draw:connector draw:type="curve" svg:x1="5.17708in" svg:y1="5.29634in" draw:start-shape="id54" draw:start-glue-point="3" svg:x2="5.44754in" svg:y2="5.09716in" draw:end-shape="id61" draw:end-glue-point="1" draw:id="id64" draw:style-name="a82" draw:transform="translate(-5.31231in -5.19675in) rotate(-3.14159) translate(5.31231in 5.19675in)" draw:name="Connector: Curved 112"><svg:title/><svg:desc/></draw:connector><draw:connector draw:type="curve" svg:x1="6.44997in" svg:y1="4.73987in" draw:start-shape="id53" draw:start-glue-point="2" svg:x2="5.96386in" svg:y2="4.7614in" draw:end-shape="id54" draw:end-glue-point="0" draw:id="id65" draw:style-name="a84" draw:transform="translate(-6.20692in -4.75064in) rotate(-4.71239) translate(6.20692in 4.75064in)" draw:name="Connector: Curved 113"><svg:title/><svg:desc/></draw:connector><draw:connector draw:type="curve" svg:x1="6.07984in" svg:y1="4.1614in" draw:start-shape="id52" draw:start-glue-point="2" svg:x2="6.32359in" svg:y2="4.17251in" draw:end-shape="id53" draw:end-glue-point="0" draw:id="id66" draw:style-name="a86" draw:transform="translate(-6.20171in -4.16696in) rotate(-1.5708) translate(6.20171in 4.16696in)" draw:name="Connector: Curved 114"><svg:title/><svg:desc/></draw:connector><draw:connector draw:type="curve" svg:x1="6.05623in" svg:y1="3.63293in" draw:start-shape="id51" draw:start-glue-point="2" svg:x2="6.35831in" svg:y2="3.64682in" draw:end-shape="id52" draw:end-glue-point="0" draw:id="id67" draw:style-name="a88" draw:transform="translate(-6.20727in -3.63987in) rotate(-1.5708) translate(6.20727in 3.63987in)" draw:name="Connector: Curved 115"><svg:title/><svg:desc/></draw:connector><draw:connector draw:type="curve" svg:x1="5.56854in" svg:y1="2.38104in" draw:start-shape="id68" draw:start-glue-point="2" svg:x2="4.63246in" svg:y2="3.42791in" draw:end-shape="id51" draw:end-glue-point="3" draw:id="id69" draw:style-name="a90" draw:transform="translate(-5.1005in -2.90447in) rotate(-4.71239) translate(5.1005in 2.90447in)" draw:name="Connector: Curved 116"><svg:title/><svg:desc/></draw:connector><draw:connector draw:type="curve" svg:x1="5.00935in" svg:y1="2.14477in" draw:start-shape="id68" draw:start-glue-point="1" svg:x2="5.59338in" svg:y2="1.91942in" draw:end-shape="id49" draw:end-glue-point="3" draw:id="id70" draw:style-name="a92" draw:name="Connector: Curved 117"><svg:title/><svg:desc/></draw:connector><draw:connector draw:type="curve" svg:x1="6.32682in" svg:y1="2.57698in" draw:start-shape="id71" draw:start-glue-point="2" svg:x2="6.04207in" svg:y2="2.60425in" draw:end-shape="id50" draw:end-glue-point="0" draw:id="id72" draw:style-name="a94" draw:transform="translate(-6.18444in -2.59061in) rotate(-4.71239) translate(6.18444in 2.59061in)" draw:name="Connector: Curved 118"><svg:title/><svg:desc/></draw:connector><draw:connector draw:type="curve" svg:x1="6.0689in" svg:y1="2.13071in" draw:start-shape="id49" draw:start-glue-point="2" svg:x2="6.27862in" svg:y2="2.13661in" draw:end-shape="id71" draw:end-glue-point="0" draw:id="id73" draw:style-name="a96" draw:transform="translate(-6.17376in -2.13366in) rotate(-1.5708) translate(6.17376in 2.13366in)" draw:name="Connector: Curved 119"><svg:title/><svg:desc/></draw:connector><draw:connector draw:type="curve" svg:x1="4.57706in" svg:y1="1.8531in" draw:start-shape="id74" draw:start-glue-point="3" svg:x2="4.69685in" svg:y2="1.64997in" draw:end-shape="id68" draw:end-glue-point="0" draw:id="id75" draw:style-name="a98" draw:transform="translate(-4.63696in -1.75154in) rotate(-3.14159) translate(4.63696in 1.75154in)" draw:name="Connector: Curved 120"><svg:title/><svg:desc/></draw:connector><draw:connector draw:type="curve" svg:x1="5.00935in" svg:y1="1.56143in" draw:start-shape="id48" draw:start-glue-point="3" svg:x2="5.47917in" svg:y2="1.36926in" draw:end-shape="id74" draw:end-glue-point="0" draw:id="id76" draw:style-name="a100" draw:transform="translate(-5.24426in -1.46534in) rotate(-3.14159) translate(5.24426in 1.46534in)" draw:name="Connector: Curved 121"><svg:title/><svg:desc/></draw:connector><draw:connector draw:type="curve" svg:x1="6.02559in" svg:y1="1.0874in" draw:start-shape="id47" draw:start-glue-point="2" svg:x2="6.32767in" svg:y2="1.08756in" draw:end-shape="id48" draw:end-glue-point="0" draw:id="id77" draw:style-name="a102" draw:transform="translate(-6.17663in -1.08747in) rotate(-1.5708) translate(6.17663in 1.08747in)" draw:name="Connector: Curved 122"><svg:title/><svg:desc/></draw:connector><draw:custom-shape svg:x="4.69685in" svg:y="1.56143in" svg:width="0.625in" svg:height="0.17708in" draw:id="id74" draw:style-name="a103" draw:name="Flowchart: Preparation 123"><svg:title/><svg:desc/><text:p text:style-name="P446">4ms</text:p><draw:enhanced-geometry draw:type="non-primitive" svg:viewBox="0 0 10 10" draw:enhanced-path="M 0 5 L 2 0 8 0 10 5 8 10 2 10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10"/><draw:equation draw:name="f6" draw:formula="?f1 - ?f0"/><draw:equation draw:name="f7" draw:formula="?f6 / 5"/><draw:equation draw:name="f8" draw:formula="?f6 / 10"/><draw:equation draw:name="f9" draw:formula="?f6 * 4 / 5"/><draw:equation draw:name="f10" draw:formula="?f7 / ?f8"/><draw:equation draw:name="f11" draw:formula="?f9 / ?f8"/><draw:equation draw:name="f12" draw:formula="?f2 / ?f5"/><draw:equation draw:name="f13" draw:formula="?f3 / ?f5"/></draw:enhanced-geometry></draw:custom-shape><draw:custom-shape svg:x="0in" svg:y="3.02879in" svg:width="0.44792in" svg:height="0.18505in" draw:id="id26" draw:style-name="a104" draw:name="Flowchart: Preparation 124"><svg:title/><svg:desc/><text:p text:style-name="P447">60s</text:p><draw:enhanced-geometry draw:type="non-primitive" svg:viewBox="0 0 10 10" draw:enhanced-path="M 0 5 L 2 0 8 0 10 5 8 10 2 10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10"/><draw:equation draw:name="f6" draw:formula="?f1 - ?f0"/><draw:equation draw:name="f7" draw:formula="?f6 / 5"/><draw:equation draw:name="f8" draw:formula="?f6 / 10"/><draw:equation draw:name="f9" draw:formula="?f6 * 4 / 5"/><draw:equation draw:name="f10" draw:formula="?f7 / ?f8"/><draw:equation draw:name="f11" draw:formula="?f9 / ?f8"/><draw:equation draw:name="f12" draw:formula="?f2 / ?f5"/><draw:equation draw:name="f13" draw:formula="?f3 / ?f5"/></draw:enhanced-geometry></draw:custom-shape><draw:custom-shape svg:x="5.65518in" svg:y="2.23852in" svg:width="1.03125in" svg:height="0.20972in" draw:id="id71" draw:style-name="a105" draw:name="Rechteck 43"><svg:title/><svg:desc/><text:p text:style-name="P448">StartTransmit</text:p><draw:enhanced-geometry draw:type="non-primitive" svg:viewBox="0 0 21600 21600" draw:enhanced-path="M 0 0 L 21600 0 21600 21600 0 21600 Z N"/></draw:custom-shape><draw:connector draw:type="curve" svg:x1="6.87587in" svg:y1="3.15047in" draw:start-shape="id78" draw:start-glue-point="2" svg:x2="7.03455in" svg:y2="3.43589in" draw:id="id79" draw:style-name="a107" draw:transform="translate(-6.95521in -3.29318in) rotate(-1.5708) translate(6.95521in 3.29318in)" draw:name="Connector: Curved 126"><svg:title/><svg:desc/></draw:connector><draw:connector draw:type="curve" svg:x1="6.96838in" svg:y1="2.83662in" draw:start-shape="id50" draw:start-glue-point="1" svg:x2="7.09792in" svg:y2="3.03676in" draw:end-shape="id78" draw:end-glue-point="0" draw:id="id80" draw:style-name="a109" draw:name="Connector: Curved 127"><svg:title/><svg:desc/></draw:connector><draw:custom-shape svg:x="6.78542in" svg:y="3.03676in" svg:width="0.625in" svg:height="0.17708in" draw:id="id78" draw:style-name="a110" draw:name="Flowchart: Preparation 128"><svg:title/><svg:desc/><text:p text:style-name="P449">25ms</text:p><draw:enhanced-geometry draw:type="non-primitive" svg:viewBox="0 0 10 10" draw:enhanced-path="M 0 5 L 2 0 8 0 10 5 8 10 2 10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10"/><draw:equation draw:name="f6" draw:formula="?f1 - ?f0"/><draw:equation draw:name="f7" draw:formula="?f6 / 5"/><draw:equation draw:name="f8" draw:formula="?f6 / 10"/><draw:equation draw:name="f9" draw:formula="?f6 * 4 / 5"/><draw:equation draw:name="f10" draw:formula="?f7 / ?f8"/><draw:equation draw:name="f11" draw:formula="?f9 / ?f8"/><draw:equation draw:name="f12" draw:formula="?f2 / ?f5"/><draw:equation draw:name="f13" draw:formula="?f3 / ?f5"/></draw:enhanced-geometry></draw:custom-shape><draw:custom-shape svg:x="4.14477in" svg:y="1.8531in" svg:width="0.86458in" svg:height="0.58333in" draw:id="id68" draw:style-name="a111" draw:name="Diamond 129"><svg:title/><svg:desc/><text:p text:style-name="P450">Send<text:s/>Status ?</text:p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draw:custom-shape svg:x="4.5in" svg:y="5.07185in" svg:width="0.67708in" svg:height="0.44898in" draw:id="id61" draw:style-name="a112" draw:name="Diamond 130"><svg:title/><svg:desc/><text:p text:style-name="P451">Sync ?</text:p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draw:connector draw:type="curve" svg:x1="6.13802in" svg:y1="8.43941in" draw:start-shape="id43" draw:start-glue-point="2" svg:x2="6.28004in" svg:y2="8.4533in" draw:end-shape="id58" draw:end-glue-point="0" draw:id="id81" draw:style-name="a114" draw:transform="translate(-6.20903in -8.44635in) rotate(-1.5708) translate(6.20903in 8.44635in)" draw:name="Connector: Curved 131"><svg:title/><svg:desc/></draw:connector><draw:connector draw:type="curve" svg:x1="5.89227in" svg:y1="8.28932in" draw:start-shape="id58" draw:start-glue-point="2" svg:x2="5.79662in" svg:y2="9.01849in" draw:end-shape="id58" draw:end-glue-point="3" draw:id="id82" draw:style-name="a116" draw:transform="translate(-5.84444in -8.6539in) rotate(-1.5708) translate(5.84444in 8.6539in)" draw:name="Connector: Curved 132"><svg:title/><svg:desc/></draw:connector><draw:connector draw:type="curve" svg:x1="4.625in" svg:y1="7.10398in" draw:start-shape="id83" draw:start-glue-point="1" svg:x2="5.51004in" svg:y2="7.27795in" draw:end-shape="id57" draw:end-glue-point="3" draw:id="id84" draw:style-name="a118" draw:name="Connector: Curved 133"><svg:title/><svg:desc/></draw:connector><draw:connector draw:type="curve" svg:x1="1.59375in" svg:y1="5.12911in" draw:start-shape="id85" draw:start-glue-point="3" svg:x2="5.59338in" svg:y2="6.63748in" draw:end-shape="id38" draw:end-glue-point="1" draw:id="id86" draw:style-name="a120" draw:transform="translate(-3.59356in -5.88329in) rotate(-3.14159) translate(3.59356in 5.88329in)" draw:name="Connector: Curved 134"><svg:title/><svg:desc/></draw:connector><draw:connector draw:type="curve" svg:x1="5.59338in" svg:y1="6.63747in" draw:start-shape="id55" draw:start-glue-point="3" svg:x2="5.47986in" svg:y2="5.58382in" draw:end-shape="id85" draw:end-glue-point="3" draw:id="id87" draw:style-name="a122" draw:transform="translate(-5.53662in -6.11065in) rotate(-3.14159) translate(5.53662in 6.11065in)" draw:name="Connector: Curved 135"><svg:title/><svg:desc/></draw:connector><draw:connector draw:type="curve" svg:x1="6.47855in" svg:y1="6.96483in" draw:start-shape="id85" draw:start-glue-point="2" svg:x2="6.38168in" svg:y2="6.407in" draw:end-shape="id85" draw:end-glue-point="1" draw:id="id88" draw:style-name="a124" draw:transform="translate(-6.43011in -6.68591in) rotate(-1.5708) translate(6.43011in 6.68591in)" draw:name="Connector: Curved 136"><svg:title/><svg:desc/></draw:connector><draw:custom-shape svg:x="5.59338in" svg:y="6.5406in" svg:width="1.11565in" svg:height="0.19375in" draw:id="id85" draw:style-name="a125" draw:name="Flowchart: Terminator 137"><svg:title/><svg:desc/><text:p text:style-name="P452">RemoteUp</text:p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onnector draw:type="curve" svg:x1="6.95988in" svg:y1="7.67788in" draw:start-shape="id89" draw:start-glue-point="2" svg:x2="7.12586in" svg:y2="7.78797in" draw:end-shape="id42" draw:end-glue-point="1" draw:id="id90" draw:style-name="a127" draw:transform="translate(-7.04287in -7.73293in) rotate(-1.5708) translate(7.04287in 7.73293in)" draw:name="Connector: Curved 138"><svg:title/><svg:desc/></draw:connector><draw:connector draw:type="curve" svg:x1="6.99787in" svg:y1="7.27795in" draw:start-shape="id57" draw:start-glue-point="1" svg:x2="7.09792in" svg:y2="7.47286in" draw:end-shape="id89" draw:end-glue-point="0" draw:id="id91" draw:style-name="a129" draw:name="Connector: Curved 139"><svg:title/><svg:desc/></draw:connector><draw:custom-shape svg:x="6.78542in" svg:y="7.47286in" svg:width="0.625in" svg:height="0.17708in" draw:id="id89" draw:style-name="a130" draw:name="Flowchart: Preparation 140"><svg:title/><svg:desc/><text:p text:style-name="P453">10ms</text:p><draw:enhanced-geometry draw:type="non-primitive" svg:viewBox="0 0 10 10" draw:enhanced-path="M 0 5 L 2 0 8 0 10 5 8 10 2 10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10"/><draw:equation draw:name="f6" draw:formula="?f1 - ?f0"/><draw:equation draw:name="f7" draw:formula="?f6 / 5"/><draw:equation draw:name="f8" draw:formula="?f6 / 10"/><draw:equation draw:name="f9" draw:formula="?f6 * 4 / 5"/><draw:equation draw:name="f10" draw:formula="?f7 / ?f8"/><draw:equation draw:name="f11" draw:formula="?f9 / ?f8"/><draw:equation draw:name="f12" draw:formula="?f2 / ?f5"/><draw:equation draw:name="f13" draw:formula="?f3 / ?f5"/></draw:enhanced-geometry></draw:custom-shape><draw:custom-shape svg:x="5.47986in" svg:y="8.17708in" svg:width="1.45833in" svg:height="0.19132in" draw:id="id43" draw:style-name="a131" draw:name="Flowchart: Terminator 141"><svg:title/><svg:desc/><text:p text:style-name="P454">WaitStatusStart</text:p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onnector draw:type="curve" svg:x1="4.17655in" svg:y1="6.80208in" draw:start-shape="id56" draw:start-glue-point="3" svg:x2="5.44754in" svg:y2="6.02425in" draw:end-shape="id83" draw:end-glue-point="0" draw:id="id92" draw:style-name="a133" draw:transform="translate(-4.81205in -6.41316in) rotate(-3.14159) translate(4.81205in 6.41316in)" draw:name="Connector: Curved 142"><svg:title/><svg:desc/></draw:connector><draw:connector draw:type="curve" svg:x1="5.91597in" svg:y1="8.84717in" draw:start-shape="id59" draw:start-glue-point="2" svg:x2="5.8125in" svg:y2="9.6173in" draw:end-shape="id59" draw:end-glue-point="3" draw:id="id93" draw:style-name="a135" draw:transform="translate(-5.86424in -9.23223in) rotate(-1.5708) translate(5.86424in 9.23223in)" draw:name="Connector: Curved 143"><svg:title/><svg:desc/></draw:connector><draw:custom-shape svg:x="3.7281in" svg:y="6.80208in" svg:width="0.8969in" svg:height="0.60379in" draw:id="id83" draw:style-name="a136" draw:name="Diamond 144"><svg:title/><svg:desc/><text:p text:style-name="P455">KeepPowerOn ?</text:p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draw:connector draw:type="curve" svg:x1="2.76976in" svg:y1="4.26951in" draw:start-shape="id21" draw:start-glue-point="1" svg:x2="4.17655in" svg:y2="6.80208in" draw:end-shape="id83" draw:end-glue-point="0" draw:id="id94" draw:style-name="a138" draw:name="Connector: Curved 145"><svg:title/><svg:desc/></draw:connector><draw:connector draw:type="curve" svg:x1="5.71517in" svg:y1="7.64188in" draw:start-shape="id83" draw:start-glue-point="2" svg:x2="3.94055in" svg:y2="8.9445in" draw:end-shape="id59" draw:end-glue-point="3" draw:id="id95" draw:style-name="a140" draw:transform="translate(-4.82786in -8.29319in) rotate(-4.71239) translate(4.82786in 8.29319in)" draw:name="Connector: Curved 146"><svg:title/><svg:desc/></draw:connector></draw:g></text:p>
      <text:p text:style-name="P45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OpenSymbol" svg:font-family="Open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Sprechblasentext" style:display-name="Sprechblasentext" style:family="paragraph" style:parent-style-name="Standard">
      <style:text-properties style:font-name="Segoe UI" style:font-name-complex="Segoe UI" fo:font-size="9pt" style:font-size-asian="9pt" style:font-size-complex="9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Absatz-Standardschriftart" style:display-name="Absatz-Standardschriftart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fo:font-size="9pt" style:font-size-asian="9pt" style:font-size-complex="9pt"/>
    </style:style>
    <style:style style:name="KopfzeileZchn" style:display-name="Kopfzeile Zchn" style:family="text" style:parent-style-name="Absatz-Standardschriftart"/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32" svg:viewBox="0 0 20 30" svg:d="m10 0-10 30h20z"/>
    <draw:marker draw:name="a89" svg:viewBox="0 0 20 30" svg:d="m10 0-10 30h20z"/>
    <draw:marker draw:name="a53" svg:viewBox="0 0 20 30" svg:d="m10 0-10 30h20z"/>
    <draw:marker draw:name="a134" svg:viewBox="0 0 20 30" svg:d="m10 0-10 30h20z"/>
    <draw:marker draw:name="a55" svg:viewBox="0 0 20 30" svg:d="m10 0-10 30h20z"/>
    <draw:marker draw:name="a137" svg:viewBox="0 0 20 30" svg:d="m10 0-10 30h20z"/>
    <draw:marker draw:name="a57" svg:viewBox="0 0 20 30" svg:d="m10 0-10 30h20z"/>
    <draw:marker draw:name="a101" svg:viewBox="0 0 20 30" svg:d="m10 0-10 30h20z"/>
    <draw:marker draw:name="a139" svg:viewBox="0 0 20 30" svg:d="m10 0-10 30h20z"/>
    <draw:marker draw:name="a59" svg:viewBox="0 0 20 30" svg:d="m10 0-10 30h20z"/>
    <draw:marker draw:name="a24" svg:viewBox="0 0 20 30" svg:d="m10 0-10 30h20z"/>
    <draw:marker draw:name="a106" svg:viewBox="0 0 20 30" svg:d="m10 0-10 30h20z"/>
    <draw:marker draw:name="a108" svg:viewBox="0 0 20 30" svg:d="m10 0-10 30h20z"/>
    <draw:marker draw:name="a28" svg:viewBox="0 0 20 30" svg:d="m10 0-10 30h20z"/>
    <draw:marker draw:name="a75" svg:viewBox="0 0 20 30" svg:d="m10 0-10 30h20z"/>
    <draw:marker draw:name="a77" svg:viewBox="0 0 20 30" svg:d="m10 0-10 30h20z"/>
    <draw:marker draw:name="a121" svg:viewBox="0 0 20 30" svg:d="m10 0-10 30h20z"/>
    <draw:marker draw:name="a40" svg:viewBox="0 0 20 30" svg:d="m10 0-10 30h20z"/>
    <draw:marker draw:name="a79" svg:viewBox="0 0 20 30" svg:d="m10 0-10 30h20z"/>
    <draw:marker draw:name="a123" svg:viewBox="0 0 20 30" svg:d="m10 0-10 30h20z"/>
    <draw:marker draw:name="a42" svg:viewBox="0 0 20 30" svg:d="m10 0-10 30h20z"/>
    <draw:marker draw:name="a126" svg:viewBox="0 0 20 30" svg:d="m10 0-10 30h20z"/>
    <draw:marker draw:name="a9" svg:viewBox="0 0 20 30" svg:d="m10 0-10 30h20z"/>
    <draw:marker draw:name="a91" svg:viewBox="0 0 20 30" svg:d="m10 0-10 30h20z"/>
    <draw:marker draw:name="a128" svg:viewBox="0 0 20 30" svg:d="m10 0-10 30h20z"/>
    <draw:marker draw:name="a11" svg:viewBox="0 0 20 30" svg:d="m10 0-10 30h20z"/>
    <draw:marker draw:name="a93" svg:viewBox="0 0 20 30" svg:d="m10 0-10 30h20z"/>
    <draw:marker draw:name="a13" svg:viewBox="0 0 20 30" svg:d="m10 0-10 30h20z"/>
    <draw:marker draw:name="a95" svg:viewBox="0 0 20 30" svg:d="m10 0-10 30h20z"/>
    <draw:marker draw:name="a15" svg:viewBox="0 0 20 30" svg:d="m10 0-10 30h20z"/>
    <draw:marker draw:name="a97" svg:viewBox="0 0 20 30" svg:d="m10 0-10 30h20z"/>
    <draw:marker draw:name="a99" svg:viewBox="0 0 20 30" svg:d="m10 0-10 30h20z"/>
    <draw:marker draw:name="a30" svg:viewBox="0 0 20 30" svg:d="m10 0-10 30h20z"/>
    <draw:marker draw:name="a32" svg:viewBox="0 0 20 30" svg:d="m10 0-10 30h20z"/>
    <draw:marker draw:name="a113" svg:viewBox="0 0 20 30" svg:d="m10 0-10 30h20z"/>
    <draw:marker draw:name="a34" svg:viewBox="0 0 20 30" svg:d="m10 0-10 30h20z"/>
    <draw:marker draw:name="a115" svg:viewBox="0 0 20 30" svg:d="m10 0-10 30h20z"/>
    <draw:marker draw:name="a36" svg:viewBox="0 0 20 30" svg:d="m10 0-10 30h20z"/>
    <draw:marker draw:name="a117" svg:viewBox="0 0 20 30" svg:d="m10 0-10 30h20z"/>
    <draw:marker draw:name="a81" svg:viewBox="0 0 20 30" svg:d="m10 0-10 30h20z"/>
    <draw:marker draw:name="a38" svg:viewBox="0 0 20 30" svg:d="m10 0-10 30h20z"/>
    <draw:marker draw:name="a119" svg:viewBox="0 0 20 30" svg:d="m10 0-10 30h20z"/>
    <draw:marker draw:name="a83" svg:viewBox="0 0 20 30" svg:d="m10 0-10 30h20z"/>
    <draw:marker draw:name="a85" svg:viewBox="0 0 20 30" svg:d="m10 0-10 30h20z"/>
    <draw:marker draw:name="a87" svg:viewBox="0 0 20 30" svg:d="m10 0-10 30h20z"/>
  </office:styles>
  <office:automatic-styles>
    <style:page-layout style:name="PL0">
      <style:page-layout-properties fo:page-width="8.2673in" fo:page-height="11.692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Standard" style:family="paragraph">
      <style:paragraph-properties fo:text-align="center"/>
      <style:text-properties style:font-name="Arial" style:font-name-complex="Arial" fo:color="#000000" fo:font-size="8pt" style:font-size-asian="8pt"/>
    </style:style>
    <style:style style:family="graphic" style:name="a0" style:parent-style-name="Graphics">
      <style:graphic-properties fo:wrap-option="wrap" fo:border="0.01042in none" fo:padding-top="0in" fo:padding-bottom="0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Footer"><draw:frame draw:z-index="251659264" draw:id="id0" draw:style-name="a0" draw:name="MSIPCMb7a34b019607cd277a449876" text:anchor-type="paragraph" svg:x="0in" svg:y="11.20906in" svg:width="8.26597in" svg:height="0.275in" style:rel-width="scale" style:rel-height="scale"><draw:text-box><text:p text:style-name="P2">Internal</text:p></draw:text-box><svg:title/><svg:desc>{"HashCode":2082820457,"Height":841.0,"Width":595.0,"Placement":"Footer","Index":"Primary","Section":1,"Top":0.0,"Left":0.0}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Kaes, Florian</dc:creator>
    <meta:creation-date>2009-04-16T11:32:00Z</meta:creation-date>
    <dc:date>2022-11-22T08:28:00Z</dc:date>
    <meta:print-date>2020-12-10T10:38:00Z</meta:print-date>
    <meta:template xlink:href="Normal.dotm" xlink:type="simple"/>
    <meta:editing-cycles>80</meta:editing-cycles>
    <meta:editing-duration>PT0S</meta:editing-duration>
    <meta:user-defined meta:name="Info 1"/>
    <meta:user-defined meta:name="Info 2"/>
    <meta:user-defined meta:name="Info 3"/>
    <meta:user-defined meta:name="Info 4"/>
    <meta:user-defined meta:name="MSIP_Label_6006a9c5-d130-408c-bc8e-3b5ecdb17aa0_Enabled">true</meta:user-defined>
    <meta:user-defined meta:name="MSIP_Label_6006a9c5-d130-408c-bc8e-3b5ecdb17aa0_SetDate">2022-11-22T08:28:05Z</meta:user-defined>
    <meta:user-defined meta:name="MSIP_Label_6006a9c5-d130-408c-bc8e-3b5ecdb17aa0_Method">Standard</meta:user-defined>
    <meta:user-defined meta:name="MSIP_Label_6006a9c5-d130-408c-bc8e-3b5ecdb17aa0_Name">Recipients Have Full Control​</meta:user-defined>
    <meta:user-defined meta:name="MSIP_Label_6006a9c5-d130-408c-bc8e-3b5ecdb17aa0_SiteId">8d4b558f-7b2e-40ba-ad1f-e04d79e6265a</meta:user-defined>
    <meta:user-defined meta:name="MSIP_Label_6006a9c5-d130-408c-bc8e-3b5ecdb17aa0_ActionId">f9d295f1-8108-4e21-90b0-c131c6d18bbd</meta:user-defined>
    <meta:user-defined meta:name="MSIP_Label_6006a9c5-d130-408c-bc8e-3b5ecdb17aa0_ContentBits">2</meta:user-defined>
    <meta:document-statistic meta:page-count="11" meta:paragraph-count="11" meta:word-count="766" meta:character-count="5581" meta:row-count="40" meta:non-whitespace-character-count="4826"/>
  </office:meta>
</office:document-meta>
</file>